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5pt" fo:font-weight="bold" officeooo:rsid="0007efba" officeooo:paragraph-rsid="0007efba" style:font-size-asian="15pt" style:font-weight-asian="bold" style:font-size-complex="15pt" style:font-weight-complex="bold"/>
    </style:style>
    <style:style style:name="P2" style:family="paragraph" style:parent-style-name="Standard">
      <style:text-properties fo:font-size="10pt" fo:font-weight="bold" officeooo:rsid="0009a90d" officeooo:paragraph-rsid="0009a90d" style:font-size-asian="8.75pt" style:font-weight-asian="bold" style:font-size-complex="10pt" style:font-weight-complex="bold"/>
    </style:style>
    <style:style style:name="P3" style:family="paragraph" style:parent-style-name="Standard">
      <style:text-properties fo:font-size="10pt" fo:font-weight="normal" officeooo:rsid="0007efba" officeooo:paragraph-rsid="0007efba" style:font-size-asian="8.75pt" style:font-weight-asian="normal" style:font-size-complex="10pt" style:font-weight-complex="normal"/>
    </style:style>
    <style:style style:name="P4" style:family="paragraph" style:parent-style-name="Standard">
      <style:text-properties fo:font-size="10pt" fo:font-weight="normal" officeooo:rsid="00093afe" officeooo:paragraph-rsid="00093afe" style:font-size-asian="8.75pt" style:font-weight-asian="normal" style:font-size-complex="10pt" style:font-weight-complex="normal"/>
    </style:style>
    <style:style style:name="P5" style:family="paragraph" style:parent-style-name="Standard">
      <style:text-properties fo:font-size="10pt" fo:font-weight="normal" officeooo:rsid="0009a90d" officeooo:paragraph-rsid="0009a90d" style:font-size-asian="8.75pt" style:font-weight-asian="normal" style:font-size-complex="10pt" style:font-weight-complex="normal"/>
    </style:style>
    <style:style style:name="P6" style:family="paragraph" style:parent-style-name="Standard">
      <style:text-properties fo:font-size="10pt" fo:font-weight="normal" officeooo:rsid="000d3e6d" officeooo:paragraph-rsid="000d3e6d" style:font-size-asian="8.75pt" style:font-weight-asian="normal" style:font-size-complex="10pt" style:font-weight-complex="normal"/>
    </style:style>
    <style:style style:name="P7" style:family="paragraph" style:parent-style-name="Standard">
      <style:text-properties fo:font-size="10pt" fo:font-weight="normal" officeooo:rsid="000e923f" officeooo:paragraph-rsid="000e923f" style:font-size-asian="8.75pt" style:font-weight-asian="normal" style:font-size-complex="10pt" style:font-weight-complex="normal"/>
    </style:style>
    <style:style style:name="P8" style:family="paragraph" style:parent-style-name="Standard">
      <style:text-properties fo:font-size="10pt" fo:font-weight="normal" officeooo:rsid="000eaf43" officeooo:paragraph-rsid="000eaf43" style:font-size-asian="8.75pt" style:font-weight-asian="normal" style:font-size-complex="10pt" style:font-weight-complex="normal"/>
    </style:style>
    <style:style style:name="P9" style:family="paragraph" style:parent-style-name="Standard">
      <style:text-properties fo:font-size="10pt" fo:font-weight="normal" officeooo:rsid="000eaf43" officeooo:paragraph-rsid="000ff9cf" style:font-size-asian="8.75pt" style:font-weight-asian="normal" style:font-size-complex="10pt" style:font-weight-complex="normal"/>
    </style:style>
    <style:style style:name="P10" style:family="paragraph" style:parent-style-name="Standard">
      <style:text-properties fo:font-size="10pt" fo:font-weight="normal" officeooo:rsid="000ff9cf" officeooo:paragraph-rsid="000ff9cf" style:font-size-asian="8.75pt" style:font-weight-asian="normal" style:font-size-complex="10pt" style:font-weight-complex="normal"/>
    </style:style>
    <style:style style:name="P11" style:family="paragraph" style:parent-style-name="Standard">
      <style:text-properties fo:font-size="10pt" fo:font-weight="normal" officeooo:rsid="001047cc" officeooo:paragraph-rsid="001047cc" style:font-size-asian="8.75pt" style:font-weight-asian="normal" style:font-size-complex="10pt" style:font-weight-complex="normal"/>
    </style:style>
    <style:style style:name="P12" style:family="paragraph" style:parent-style-name="Standard">
      <style:text-properties fo:font-size="10pt" fo:font-weight="normal" officeooo:rsid="00127c13" officeooo:paragraph-rsid="00127c13" style:font-size-asian="8.75pt" style:font-weight-asian="normal" style:font-size-complex="10pt" style:font-weight-complex="normal"/>
    </style:style>
    <style:style style:name="P13" style:family="paragraph" style:parent-style-name="Standard">
      <style:text-properties fo:font-size="10pt" fo:font-weight="normal" officeooo:rsid="0012a253" officeooo:paragraph-rsid="0012a253" style:font-size-asian="8.75pt" style:font-weight-asian="normal" style:font-size-complex="10pt" style:font-weight-complex="normal"/>
    </style:style>
    <style:style style:name="P14" style:family="paragraph" style:parent-style-name="Standard">
      <style:text-properties fo:font-size="10pt" fo:font-weight="normal" officeooo:rsid="001328d0" officeooo:paragraph-rsid="001328d0" style:font-size-asian="8.75pt" style:font-weight-asian="normal" style:font-size-complex="10pt" style:font-weight-complex="normal"/>
    </style:style>
    <style:style style:name="P15" style:family="paragraph" style:parent-style-name="Standard">
      <style:text-properties fo:font-size="10pt" fo:font-weight="normal" officeooo:rsid="00139d32" officeooo:paragraph-rsid="00139d32" style:font-size-asian="8.75pt" style:font-weight-asian="normal" style:font-size-complex="10pt" style:font-weight-complex="normal"/>
    </style:style>
    <style:style style:name="P16" style:family="paragraph" style:parent-style-name="Standard">
      <style:text-properties fo:font-size="10pt" fo:font-weight="normal" officeooo:rsid="00155242" officeooo:paragraph-rsid="00155242" style:font-size-asian="8.75pt" style:font-weight-asian="normal" style:font-size-complex="10pt" style:font-weight-complex="normal"/>
    </style:style>
    <style:style style:name="P17" style:family="paragraph" style:parent-style-name="Standard">
      <style:text-properties fo:font-size="10pt" fo:font-weight="normal" officeooo:rsid="0017268f" officeooo:paragraph-rsid="0017268f" style:font-size-asian="8.75pt" style:font-weight-asian="normal" style:font-size-complex="10pt" style:font-weight-complex="normal"/>
    </style:style>
    <style:style style:name="P18" style:family="paragraph" style:parent-style-name="Standard">
      <style:text-properties fo:font-size="10pt" fo:font-weight="normal" officeooo:rsid="0017d641" officeooo:paragraph-rsid="0017d641" style:font-size-asian="8.75pt" style:font-weight-asian="normal" style:font-size-complex="10pt" style:font-weight-complex="normal"/>
    </style:style>
    <style:style style:name="P19" style:family="paragraph" style:parent-style-name="Standard">
      <style:text-properties fo:font-size="10pt" fo:font-weight="normal" officeooo:rsid="00199e8b" officeooo:paragraph-rsid="00199e8b" style:font-size-asian="8.75pt" style:font-weight-asian="normal" style:font-size-complex="10pt" style:font-weight-complex="normal"/>
    </style:style>
    <style:style style:name="P20" style:family="paragraph" style:parent-style-name="Standard">
      <style:text-properties fo:font-size="10pt" fo:font-weight="normal" officeooo:rsid="001ae150" officeooo:paragraph-rsid="001ae150" style:font-size-asian="8.75pt" style:font-weight-asian="normal" style:font-size-complex="10pt" style:font-weight-complex="normal"/>
    </style:style>
    <style:style style:name="P21" style:family="paragraph" style:parent-style-name="Standard">
      <style:text-properties fo:font-size="10pt" fo:font-weight="normal" officeooo:rsid="001ba59f" officeooo:paragraph-rsid="001ba59f" style:font-size-asian="8.75pt" style:font-weight-asian="normal" style:font-size-complex="10pt" style:font-weight-complex="normal"/>
    </style:style>
    <style:style style:name="P22" style:family="paragraph" style:parent-style-name="Standard">
      <style:text-properties fo:font-size="10pt" fo:font-weight="normal" officeooo:rsid="001d0a8c" officeooo:paragraph-rsid="001d0a8c" style:font-size-asian="8.75pt" style:font-weight-asian="normal" style:font-size-complex="10pt" style:font-weight-complex="normal"/>
    </style:style>
    <style:style style:name="P23" style:family="paragraph" style:parent-style-name="Standard">
      <style:text-properties fo:font-size="10pt" fo:font-weight="normal" officeooo:rsid="001e8d98" officeooo:paragraph-rsid="001e8d98" style:font-size-asian="8.75pt" style:font-weight-asian="normal" style:font-size-complex="10pt" style:font-weight-complex="normal"/>
    </style:style>
    <style:style style:name="P24" style:family="paragraph" style:parent-style-name="Standard">
      <style:text-properties fo:font-size="10pt" fo:font-weight="normal" officeooo:rsid="001f43b6" officeooo:paragraph-rsid="001f43b6" style:font-size-asian="8.75pt" style:font-weight-asian="normal" style:font-size-complex="10pt" style:font-weight-complex="normal"/>
    </style:style>
    <style:style style:name="P25" style:family="paragraph" style:parent-style-name="Standard">
      <style:text-properties fo:font-size="10pt" fo:font-weight="normal" officeooo:rsid="001f43b6" officeooo:paragraph-rsid="001ff4da" style:font-size-asian="8.75pt" style:font-weight-asian="normal" style:font-size-complex="10pt" style:font-weight-complex="normal"/>
    </style:style>
    <style:style style:name="P26" style:family="paragraph" style:parent-style-name="Standard">
      <style:text-properties fo:font-size="10pt" fo:font-weight="normal" officeooo:rsid="0028eeb6" officeooo:paragraph-rsid="0028eeb6" style:font-size-asian="8.75pt" style:font-weight-asian="normal" style:font-size-complex="10pt" style:font-weight-complex="normal"/>
    </style:style>
    <style:style style:name="P27" style:family="paragraph" style:parent-style-name="Standard">
      <style:text-properties fo:font-size="10pt" fo:font-weight="normal" officeooo:rsid="002a55ab" officeooo:paragraph-rsid="002a55ab" style:font-size-asian="8.75pt" style:font-weight-asian="normal" style:font-size-complex="10pt" style:font-weight-complex="normal"/>
    </style:style>
    <style:style style:name="P28" style:family="paragraph" style:parent-style-name="Standard">
      <style:text-properties fo:font-size="10pt" fo:font-weight="normal" officeooo:rsid="002b562c" officeooo:paragraph-rsid="002b562c" style:font-size-asian="8.75pt" style:font-weight-asian="normal" style:font-size-complex="10pt" style:font-weight-complex="normal"/>
    </style:style>
    <style:style style:name="P29" style:family="paragraph" style:parent-style-name="Standard">
      <style:text-properties fo:font-size="10pt" fo:font-weight="normal" officeooo:rsid="002b9dc0" officeooo:paragraph-rsid="002b9dc0" style:font-size-asian="8.75pt" style:font-weight-asian="normal" style:font-size-complex="10pt" style:font-weight-complex="normal"/>
    </style:style>
    <style:style style:name="P30" style:family="paragraph" style:parent-style-name="Standard">
      <style:text-properties fo:font-size="10pt" fo:font-weight="normal" officeooo:rsid="002be9c0" officeooo:paragraph-rsid="002be9c0" style:font-size-asian="8.75pt" style:font-weight-asian="normal" style:font-size-complex="10pt" style:font-weight-complex="normal"/>
    </style:style>
    <style:style style:name="P31" style:family="paragraph" style:parent-style-name="Standard">
      <style:text-properties fo:font-size="10pt" fo:font-weight="normal" officeooo:rsid="00337745" officeooo:paragraph-rsid="00337745" style:font-size-asian="8.75pt" style:font-weight-asian="normal" style:font-size-complex="10pt" style:font-weight-complex="normal"/>
    </style:style>
    <style:style style:name="P32" style:family="paragraph" style:parent-style-name="Standard">
      <style:text-properties fo:font-size="10pt" fo:font-weight="normal" officeooo:rsid="0033e955" officeooo:paragraph-rsid="0033e955" style:font-size-asian="8.75pt" style:font-weight-asian="normal" style:font-size-complex="10pt" style:font-weight-complex="normal"/>
    </style:style>
    <style:style style:name="P33" style:family="paragraph" style:parent-style-name="Standard">
      <style:text-properties fo:font-size="10pt" fo:font-weight="normal" officeooo:rsid="00351b3f" officeooo:paragraph-rsid="00351b3f" style:font-size-asian="8.75pt" style:font-weight-asian="normal" style:font-size-complex="10pt" style:font-weight-complex="normal"/>
    </style:style>
    <style:style style:name="P34" style:family="paragraph" style:parent-style-name="Standard">
      <style:text-properties fo:font-size="10pt" fo:font-weight="normal" officeooo:rsid="0036539f" officeooo:paragraph-rsid="0036539f" style:font-size-asian="8.75pt" style:font-weight-asian="normal" style:font-size-complex="10pt" style:font-weight-complex="normal"/>
    </style:style>
    <style:style style:name="P35" style:family="paragraph" style:parent-style-name="Standard">
      <style:text-properties fo:font-size="10pt" fo:font-weight="normal" officeooo:rsid="003843af" officeooo:paragraph-rsid="003843af" style:font-size-asian="8.75pt" style:font-weight-asian="normal" style:font-size-complex="10pt" style:font-weight-complex="normal"/>
    </style:style>
    <style:style style:name="P36" style:family="paragraph" style:parent-style-name="Standard">
      <style:text-properties fo:font-size="10pt" fo:font-weight="normal" officeooo:rsid="001ff4da" officeooo:paragraph-rsid="001ff4da" fo:background-color="transparent" style:font-size-asian="8.75pt" style:font-weight-asian="normal" style:font-size-complex="10pt" style:font-weight-complex="normal"/>
    </style:style>
    <style:style style:name="P37" style:family="paragraph" style:parent-style-name="Standard">
      <style:text-properties fo:font-size="10pt" fo:font-weight="normal" officeooo:rsid="00218747" officeooo:paragraph-rsid="00218747" fo:background-color="transparent" style:font-size-asian="8.75pt" style:font-weight-asian="normal" style:font-size-complex="10pt" style:font-weight-complex="normal"/>
    </style:style>
    <style:style style:name="P38" style:family="paragraph" style:parent-style-name="Standard">
      <style:text-properties fo:font-size="10pt" fo:font-weight="normal" officeooo:rsid="001f43b6" officeooo:paragraph-rsid="0021fa53" fo:background-color="transparent" style:font-size-asian="8.75pt" style:font-weight-asian="normal" style:font-size-complex="10pt" style:font-weight-complex="normal"/>
    </style:style>
    <style:style style:name="P39" style:family="paragraph" style:parent-style-name="Standard">
      <style:text-properties fo:font-size="10pt" fo:font-weight="normal" officeooo:rsid="001f43b6" officeooo:paragraph-rsid="00229e84" fo:background-color="transparent" style:font-size-asian="8.75pt" style:font-weight-asian="normal" style:font-size-complex="10pt" style:font-weight-complex="normal"/>
    </style:style>
    <style:style style:name="P40" style:family="paragraph" style:parent-style-name="Standard">
      <style:text-properties fo:font-size="10pt" fo:font-weight="normal" officeooo:rsid="00249bf2" officeooo:paragraph-rsid="00249bf2" fo:background-color="transparent" style:font-size-asian="8.75pt" style:font-weight-asian="normal" style:font-size-complex="10pt" style:font-weight-complex="normal"/>
    </style:style>
    <style:style style:name="P41" style:family="paragraph" style:parent-style-name="Standard">
      <style:text-properties fo:font-size="10pt" fo:font-weight="normal" officeooo:rsid="0026cf5f" officeooo:paragraph-rsid="0026cf5f" fo:background-color="transparent" style:font-size-asian="8.75pt" style:font-weight-asian="normal" style:font-size-complex="10pt" style:font-weight-complex="normal"/>
    </style:style>
    <style:style style:name="P42" style:family="paragraph" style:parent-style-name="Standard">
      <style:text-properties fo:font-size="10pt" fo:font-weight="normal" officeooo:rsid="0021fa53" officeooo:paragraph-rsid="0021fa53" fo:background-color="transparent" style:font-size-asian="8.75pt" style:font-weight-asian="normal" style:font-size-complex="10pt" style:font-weight-complex="normal"/>
    </style:style>
    <style:style style:name="P43" style:family="paragraph" style:parent-style-name="Standard">
      <style:text-properties fo:font-size="10pt" fo:font-weight="normal" officeooo:rsid="0021fa53" officeooo:paragraph-rsid="00229e84" fo:background-color="transparent" style:font-size-asian="8.75pt" style:font-weight-asian="normal" style:font-size-complex="10pt" style:font-weight-complex="normal"/>
    </style:style>
    <style:style style:name="P44" style:family="paragraph" style:parent-style-name="Standard">
      <style:text-properties fo:font-size="10pt" fo:font-weight="normal" officeooo:rsid="0026cf5f" officeooo:paragraph-rsid="0026cf5f" fo:background-color="#ffff66" style:font-size-asian="8.75pt" style:font-weight-asian="normal" style:font-size-complex="10pt" style:font-weight-complex="normal"/>
    </style:style>
    <style:style style:name="P45" style:family="paragraph" style:parent-style-name="Standard">
      <style:text-properties fo:font-size="10pt" fo:font-weight="normal" officeooo:rsid="0028eeb6" officeooo:paragraph-rsid="0028eeb6" fo:background-color="#ffff66" style:font-size-asian="8.75pt" style:font-weight-asian="normal" style:font-size-complex="10pt" style:font-weight-complex="normal"/>
    </style:style>
    <style:style style:name="P46" style:family="paragraph" style:parent-style-name="Standard">
      <style:text-properties fo:font-size="10pt" style:text-underline-style="solid" style:text-underline-width="auto" style:text-underline-color="font-color" fo:font-weight="normal" officeooo:rsid="0007efba" officeooo:paragraph-rsid="0007efba" style:font-size-asian="8.75pt" style:font-weight-asian="normal" style:font-size-complex="10pt" style:font-weight-complex="normal"/>
    </style:style>
    <style:style style:name="P47" style:family="paragraph" style:parent-style-name="Standard">
      <style:text-properties fo:font-size="10pt" style:text-underline-style="solid" style:text-underline-width="auto" style:text-underline-color="font-color" fo:font-weight="normal" officeooo:rsid="0009a90d" officeooo:paragraph-rsid="0009a90d" style:font-size-asian="8.75pt" style:font-weight-asian="normal" style:font-size-complex="10pt" style:font-weight-complex="normal"/>
    </style:style>
    <style:style style:name="P48" style:family="paragraph" style:parent-style-name="Standard">
      <style:text-properties fo:font-size="10pt" style:text-underline-style="solid" style:text-underline-width="auto" style:text-underline-color="font-color" fo:font-weight="normal" officeooo:rsid="000b4052" officeooo:paragraph-rsid="000b4052" style:font-size-asian="8.75pt" style:font-weight-asian="normal" style:font-size-complex="10pt" style:font-weight-complex="normal"/>
    </style:style>
    <style:style style:name="P49" style:family="paragraph" style:parent-style-name="Standard">
      <style:text-properties fo:font-size="10pt" style:text-underline-style="solid" style:text-underline-width="auto" style:text-underline-color="font-color" fo:font-weight="normal" officeooo:rsid="000d3e6d" officeooo:paragraph-rsid="000d3e6d" style:font-size-asian="8.75pt" style:font-weight-asian="normal" style:font-size-complex="10pt" style:font-weight-complex="normal"/>
    </style:style>
    <style:style style:name="P50" style:family="paragraph" style:parent-style-name="Standard">
      <style:text-properties fo:font-size="10pt" style:text-underline-style="solid" style:text-underline-width="auto" style:text-underline-color="font-color" fo:font-weight="normal" officeooo:rsid="002be9c0" officeooo:paragraph-rsid="002be9c0" style:font-size-asian="8.75pt" style:font-weight-asian="normal" style:font-size-complex="10pt" style:font-weight-complex="normal"/>
    </style:style>
    <style:style style:name="P51" style:family="paragraph" style:parent-style-name="Standard">
      <style:text-properties fo:font-size="10pt" style:text-underline-style="solid" style:text-underline-width="auto" style:text-underline-color="font-color" fo:font-weight="normal" officeooo:rsid="0031960e" officeooo:paragraph-rsid="0031960e" style:font-size-asian="8.75pt" style:font-weight-asian="normal" style:font-size-complex="10pt" style:font-weight-complex="normal"/>
    </style:style>
    <style:style style:name="P52" style:family="paragraph" style:parent-style-name="Standard">
      <style:text-properties fo:font-size="10pt" style:text-underline-style="solid" style:text-underline-width="auto" style:text-underline-color="font-color" fo:font-weight="normal" officeooo:rsid="0036539f" officeooo:paragraph-rsid="0036539f" style:font-size-asian="8.75pt" style:font-weight-asian="normal" style:font-size-complex="10pt" style:font-weight-complex="normal"/>
    </style:style>
    <style:style style:name="P53" style:family="paragraph" style:parent-style-name="Standard">
      <style:text-properties fo:font-size="10pt" style:text-underline-style="solid" style:text-underline-width="auto" style:text-underline-color="font-color" fo:font-weight="normal" officeooo:rsid="003843af" officeooo:paragraph-rsid="003843af" style:font-size-asian="8.75pt" style:font-weight-asian="normal" style:font-size-complex="10pt" style:font-weight-complex="normal"/>
    </style:style>
    <style:style style:name="P54" style:family="paragraph" style:parent-style-name="Standard">
      <style:text-properties fo:font-size="10pt" style:text-underline-style="solid" style:text-underline-width="auto" style:text-underline-color="font-color" fo:font-weight="normal" officeooo:rsid="0039f99b" officeooo:paragraph-rsid="0039f99b" style:font-size-asian="8.75pt" style:font-weight-asian="normal" style:font-size-complex="10pt" style:font-weight-complex="normal"/>
    </style:style>
    <style:style style:name="P55" style:family="paragraph" style:parent-style-name="Standard">
      <style:text-properties fo:font-size="10pt" style:text-underline-style="solid" style:text-underline-width="auto" style:text-underline-color="font-color" fo:font-weight="normal" officeooo:rsid="003bee2d" officeooo:paragraph-rsid="003bee2d" style:font-size-asian="8.75pt" style:font-weight-asian="normal" style:font-size-complex="10pt" style:font-weight-complex="normal"/>
    </style:style>
    <style:style style:name="P56" style:family="paragraph" style:parent-style-name="Standard">
      <style:text-properties fo:font-size="10pt" style:text-underline-style="solid" style:text-underline-width="auto" style:text-underline-color="font-color" fo:font-weight="normal" officeooo:rsid="0043658b" officeooo:paragraph-rsid="0043658b" style:font-size-asian="8.75pt" style:font-weight-asian="normal" style:font-size-complex="10pt" style:font-weight-complex="normal"/>
    </style:style>
    <style:style style:name="P57" style:family="paragraph" style:parent-style-name="Standard">
      <style:text-properties fo:font-size="10pt" style:text-underline-style="solid" style:text-underline-width="auto" style:text-underline-color="font-color" fo:font-weight="normal" officeooo:rsid="004642f5" officeooo:paragraph-rsid="004642f5" style:font-size-asian="8.75pt" style:font-weight-asian="normal" style:font-size-complex="10pt" style:font-weight-complex="normal"/>
    </style:style>
    <style:style style:name="P58" style:family="paragraph" style:parent-style-name="Standard">
      <style:text-properties fo:font-size="10pt" style:text-underline-style="solid" style:text-underline-width="auto" style:text-underline-color="font-color" fo:font-weight="normal" officeooo:rsid="00480303" officeooo:paragraph-rsid="00480303" style:font-size-asian="8.75pt" style:font-weight-asian="normal" style:font-size-complex="10pt" style:font-weight-complex="normal"/>
    </style:style>
    <style:style style:name="P59" style:family="paragraph" style:parent-style-name="Standard">
      <style:text-properties fo:font-size="10pt" style:text-underline-style="solid" style:text-underline-width="auto" style:text-underline-color="font-color" fo:font-weight="normal" officeooo:rsid="003bee2d" officeooo:paragraph-rsid="003bee2d" fo:background-color="#66ffff" style:font-size-asian="8.75pt" style:font-weight-asian="normal" style:font-size-complex="10pt" style:font-weight-complex="normal"/>
    </style:style>
    <style:style style:name="P60" style:family="paragraph" style:parent-style-name="Standard">
      <style:paragraph-properties>
        <style:tab-stops>
          <style:tab-stop style:position="0.2634in"/>
        </style:tab-stops>
      </style:paragraph-properties>
      <style:text-properties fo:font-size="10pt" style:text-underline-style="solid" style:text-underline-width="auto" style:text-underline-color="font-color" fo:font-weight="normal" officeooo:rsid="00551e3b" officeooo:paragraph-rsid="00551e3b" fo:background-color="transparent" style:font-size-asian="8.75pt" style:font-weight-asian="normal" style:font-size-complex="10pt" style:font-weight-complex="normal"/>
    </style:style>
    <style:style style:name="P61" style:family="paragraph" style:parent-style-name="Standard">
      <style:paragraph-properties>
        <style:tab-stops>
          <style:tab-stop style:position="0.2634in"/>
        </style:tab-stops>
      </style:paragraph-properties>
      <style:text-properties fo:font-size="10pt" style:text-underline-style="solid" style:text-underline-width="auto" style:text-underline-color="font-color" fo:font-weight="normal" officeooo:rsid="00560c42" officeooo:paragraph-rsid="00560c42" fo:background-color="transparent" style:font-size-asian="8.75pt" style:font-weight-asian="normal" style:font-size-complex="10pt" style:font-weight-complex="normal"/>
    </style:style>
    <style:style style:name="P62" style:family="paragraph" style:parent-style-name="Standard">
      <style:paragraph-properties>
        <style:tab-stops>
          <style:tab-stop style:position="0.2634in"/>
        </style:tab-stops>
      </style:paragraph-properties>
      <style:text-properties fo:font-size="10pt" style:text-underline-style="solid" style:text-underline-width="auto" style:text-underline-color="font-color" fo:font-weight="normal" officeooo:rsid="005e0b39" officeooo:paragraph-rsid="005e0b39" fo:background-color="transparent" style:font-size-asian="8.75pt" style:font-weight-asian="normal" style:font-size-complex="10pt" style:font-weight-complex="normal"/>
    </style:style>
    <style:style style:name="P63" style:family="paragraph" style:parent-style-name="Standard">
      <style:text-properties fo:font-size="10pt" style:text-underline-style="solid" style:text-underline-width="auto" style:text-underline-color="font-color" fo:font-weight="bold" officeooo:rsid="0017268f" officeooo:paragraph-rsid="0017268f" style:font-size-asian="8.75pt" style:font-weight-asian="bold" style:font-size-complex="10pt" style:font-weight-complex="bold"/>
    </style:style>
    <style:style style:name="P64" style:family="paragraph" style:parent-style-name="Standard">
      <style:text-properties fo:font-size="10pt" style:text-underline-style="solid" style:text-underline-width="auto" style:text-underline-color="font-color" fo:font-weight="bold" officeooo:rsid="00351b3f" officeooo:paragraph-rsid="00351b3f" style:font-size-asian="8.75pt" style:font-weight-asian="bold" style:font-size-complex="10pt" style:font-weight-complex="bold"/>
    </style:style>
    <style:style style:name="P65" style:family="paragraph" style:parent-style-name="Standard">
      <style:text-properties fo:font-size="10pt" style:text-underline-style="solid" style:text-underline-width="auto" style:text-underline-color="font-color" fo:font-weight="bold" officeooo:rsid="0045cb71" officeooo:paragraph-rsid="0045cb71" style:font-size-asian="8.75pt" style:font-weight-asian="bold" style:font-size-complex="10pt" style:font-weight-complex="bold"/>
    </style:style>
    <style:style style:name="P66" style:family="paragraph" style:parent-style-name="Standard">
      <style:text-properties fo:font-size="10pt" style:text-underline-style="solid" style:text-underline-width="auto" style:text-underline-color="font-color" fo:font-weight="bold" officeooo:rsid="0045cf89" officeooo:paragraph-rsid="0045cf89" style:font-size-asian="8.75pt" style:font-weight-asian="bold" style:font-size-complex="10pt" style:font-weight-complex="bold"/>
    </style:style>
    <style:style style:name="P67" style:family="paragraph" style:parent-style-name="Standard">
      <style:paragraph-properties>
        <style:tab-stops>
          <style:tab-stop style:position="0.2634in"/>
        </style:tab-stops>
      </style:paragraph-properties>
      <style:text-properties fo:font-size="10pt" style:text-underline-style="solid" style:text-underline-width="auto" style:text-underline-color="font-color" fo:font-weight="bold" officeooo:rsid="0057d779" officeooo:paragraph-rsid="0057d779" fo:background-color="transparent" style:font-size-asian="8.75pt" style:font-weight-asian="bold" style:font-size-complex="10pt" style:font-weight-complex="bold"/>
    </style:style>
    <style:style style:name="P68" style:family="paragraph" style:parent-style-name="Standard">
      <style:text-properties fo:font-size="10pt" fo:font-style="italic" fo:font-weight="normal" officeooo:rsid="0007efba" officeooo:paragraph-rsid="0007efba" style:font-size-asian="8.75pt" style:font-style-asian="italic" style:font-weight-asian="normal" style:font-size-complex="10pt" style:font-style-complex="italic" style:font-weight-complex="normal"/>
    </style:style>
    <style:style style:name="P69" style:family="paragraph" style:parent-style-name="Standard">
      <style:text-properties fo:font-size="10pt" style:text-underline-style="none" fo:font-weight="normal" officeooo:rsid="002be9c0" officeooo:paragraph-rsid="002be9c0" style:font-size-asian="8.75pt" style:font-weight-asian="normal" style:font-size-complex="10pt" style:font-weight-complex="normal"/>
    </style:style>
    <style:style style:name="P70" style:family="paragraph" style:parent-style-name="Standard">
      <style:text-properties fo:font-size="10pt" style:text-underline-style="none" fo:font-weight="normal" officeooo:rsid="002c5aaa" officeooo:paragraph-rsid="002c5aaa" style:font-size-asian="8.75pt" style:font-weight-asian="normal" style:font-size-complex="10pt" style:font-weight-complex="normal"/>
    </style:style>
    <style:style style:name="P71" style:family="paragraph" style:parent-style-name="Standard">
      <style:text-properties fo:font-size="10pt" style:text-underline-style="none" fo:font-weight="normal" officeooo:rsid="002c5aaa" officeooo:paragraph-rsid="0031960e" style:font-size-asian="8.75pt" style:font-weight-asian="normal" style:font-size-complex="10pt" style:font-weight-complex="normal"/>
    </style:style>
    <style:style style:name="P72" style:family="paragraph" style:parent-style-name="Standard">
      <style:text-properties fo:font-size="10pt" style:text-underline-style="none" fo:font-weight="normal" officeooo:rsid="002cfda2" officeooo:paragraph-rsid="002cfda2" style:font-size-asian="8.75pt" style:font-weight-asian="normal" style:font-size-complex="10pt" style:font-weight-complex="normal"/>
    </style:style>
    <style:style style:name="P73" style:family="paragraph" style:parent-style-name="Standard">
      <style:text-properties fo:font-size="10pt" style:text-underline-style="none" fo:font-weight="normal" officeooo:rsid="002cfda2" officeooo:paragraph-rsid="002d7a20" style:font-size-asian="8.75pt" style:font-weight-asian="normal" style:font-size-complex="10pt" style:font-weight-complex="normal"/>
    </style:style>
    <style:style style:name="P74" style:family="paragraph" style:parent-style-name="Standard">
      <style:text-properties fo:font-size="10pt" style:text-underline-style="none" fo:font-weight="normal" officeooo:rsid="002cfda2" officeooo:paragraph-rsid="0031960e" style:font-size-asian="8.75pt" style:font-weight-asian="normal" style:font-size-complex="10pt" style:font-weight-complex="normal"/>
    </style:style>
    <style:style style:name="P75" style:family="paragraph" style:parent-style-name="Standard">
      <style:text-properties fo:font-size="10pt" style:text-underline-style="none" fo:font-weight="normal" officeooo:rsid="002d7a20" officeooo:paragraph-rsid="002d7a20" style:font-size-asian="8.75pt" style:font-weight-asian="normal" style:font-size-complex="10pt" style:font-weight-complex="normal"/>
    </style:style>
    <style:style style:name="P76" style:family="paragraph" style:parent-style-name="Standard">
      <style:text-properties fo:font-size="10pt" style:text-underline-style="none" fo:font-weight="normal" officeooo:rsid="0031960e" officeooo:paragraph-rsid="0031960e" style:font-size-asian="8.75pt" style:font-weight-asian="normal" style:font-size-complex="10pt" style:font-weight-complex="normal"/>
    </style:style>
    <style:style style:name="P77" style:family="paragraph" style:parent-style-name="Standard">
      <style:text-properties fo:font-size="10pt" style:text-underline-style="none" fo:font-weight="normal" officeooo:rsid="00337745" officeooo:paragraph-rsid="00337745" style:font-size-asian="8.75pt" style:font-weight-asian="normal" style:font-size-complex="10pt" style:font-weight-complex="normal"/>
    </style:style>
    <style:style style:name="P78" style:family="paragraph" style:parent-style-name="Standard">
      <style:text-properties fo:font-size="10pt" style:text-underline-style="none" fo:font-weight="normal" officeooo:rsid="003fc8c4" officeooo:paragraph-rsid="003fc8c4" style:font-size-asian="8.75pt" style:font-weight-asian="normal" style:font-size-complex="10pt" style:font-weight-complex="normal"/>
    </style:style>
    <style:style style:name="P79" style:family="paragraph" style:parent-style-name="Standard">
      <style:text-properties fo:font-size="10pt" style:text-underline-style="none" fo:font-weight="normal" officeooo:rsid="003fc8c4" officeooo:paragraph-rsid="0040f20a" style:font-size-asian="8.75pt" style:font-weight-asian="normal" style:font-size-complex="10pt" style:font-weight-complex="normal"/>
    </style:style>
    <style:style style:name="P80" style:family="paragraph" style:parent-style-name="Standard">
      <style:text-properties fo:font-size="10pt" style:text-underline-style="none" fo:font-weight="normal" officeooo:rsid="0043658b" officeooo:paragraph-rsid="0043658b" style:font-size-asian="8.75pt" style:font-weight-asian="normal" style:font-size-complex="10pt" style:font-weight-complex="normal"/>
    </style:style>
    <style:style style:name="P81" style:family="paragraph" style:parent-style-name="Standard">
      <style:text-properties fo:font-size="10pt" style:text-underline-style="none" fo:font-weight="normal" officeooo:rsid="0044d4df" officeooo:paragraph-rsid="0044d4df" style:font-size-asian="8.75pt" style:font-weight-asian="normal" style:font-size-complex="10pt" style:font-weight-complex="normal"/>
    </style:style>
    <style:style style:name="P82" style:family="paragraph" style:parent-style-name="Standard">
      <style:text-properties fo:font-size="10pt" style:text-underline-style="none" fo:font-weight="normal" officeooo:rsid="003bee2d" officeooo:paragraph-rsid="003bee2d" style:font-size-asian="8.75pt" style:font-weight-asian="normal" style:font-size-complex="10pt" style:font-weight-complex="normal"/>
    </style:style>
    <style:style style:name="P83" style:family="paragraph" style:parent-style-name="Standard">
      <style:text-properties fo:font-size="10pt" style:text-underline-style="none" fo:font-weight="normal" officeooo:rsid="0045cb71" officeooo:paragraph-rsid="0045cb71" style:font-size-asian="8.75pt" style:font-weight-asian="normal" style:font-size-complex="10pt" style:font-weight-complex="normal"/>
    </style:style>
    <style:style style:name="P84" style:family="paragraph" style:parent-style-name="Standard">
      <style:text-properties fo:font-size="10pt" style:text-underline-style="none" fo:font-weight="normal" officeooo:rsid="003843af" officeooo:paragraph-rsid="003843af" style:font-size-asian="8.75pt" style:font-weight-asian="normal" style:font-size-complex="10pt" style:font-weight-complex="normal"/>
    </style:style>
    <style:style style:name="P85" style:family="paragraph" style:parent-style-name="Standard">
      <style:text-properties fo:font-size="10pt" style:text-underline-style="none" fo:font-weight="normal" officeooo:rsid="0039f99b" officeooo:paragraph-rsid="0039f99b" style:font-size-asian="8.75pt" style:font-weight-asian="normal" style:font-size-complex="10pt" style:font-weight-complex="normal"/>
    </style:style>
    <style:style style:name="P86" style:family="paragraph" style:parent-style-name="Standard">
      <style:text-properties fo:font-size="10pt" style:text-underline-style="none" fo:font-weight="normal" officeooo:rsid="0045cf89" officeooo:paragraph-rsid="0045cf89" style:font-size-asian="8.75pt" style:font-weight-asian="normal" style:font-size-complex="10pt" style:font-weight-complex="normal"/>
    </style:style>
    <style:style style:name="P87" style:family="paragraph" style:parent-style-name="Standard">
      <style:text-properties fo:font-size="10pt" style:text-underline-style="none" fo:font-weight="normal" officeooo:rsid="004642f5" officeooo:paragraph-rsid="004642f5" style:font-size-asian="8.75pt" style:font-weight-asian="normal" style:font-size-complex="10pt" style:font-weight-complex="normal"/>
    </style:style>
    <style:style style:name="P88" style:family="paragraph" style:parent-style-name="Standard">
      <style:text-properties fo:font-size="10pt" style:text-underline-style="none" fo:font-weight="normal" officeooo:rsid="00480303" officeooo:paragraph-rsid="00480303" style:font-size-asian="8.75pt" style:font-weight-asian="normal" style:font-size-complex="10pt" style:font-weight-complex="normal"/>
    </style:style>
    <style:style style:name="P89" style:family="paragraph" style:parent-style-name="Standard">
      <style:text-properties fo:font-size="10pt" style:text-underline-style="none" fo:font-weight="normal" officeooo:rsid="0049ac55" officeooo:paragraph-rsid="00480303" style:font-size-asian="8.75pt" style:font-weight-asian="normal" style:font-size-complex="10pt" style:font-weight-complex="normal"/>
    </style:style>
    <style:style style:name="P90" style:family="paragraph" style:parent-style-name="Standard">
      <style:text-properties fo:font-size="10pt" style:text-underline-style="none" fo:font-weight="normal" officeooo:rsid="004b9552" officeooo:paragraph-rsid="004b9552" style:font-size-asian="8.75pt" style:font-weight-asian="normal" style:font-size-complex="10pt" style:font-weight-complex="normal"/>
    </style:style>
    <style:style style:name="P91" style:family="paragraph" style:parent-style-name="Standard">
      <style:text-properties fo:font-size="10pt" style:text-underline-style="none" fo:font-weight="normal" officeooo:rsid="00320411" officeooo:paragraph-rsid="00320411" fo:background-color="#66ffff" style:font-size-asian="8.75pt" style:font-weight-asian="normal" style:font-size-complex="10pt" style:font-weight-complex="normal"/>
    </style:style>
    <style:style style:name="P92" style:family="paragraph" style:parent-style-name="Standard">
      <style:paragraph-properties>
        <style:tab-stops>
          <style:tab-stop style:position="0.2634in"/>
        </style:tab-stops>
      </style:paragraph-properties>
      <style:text-properties fo:font-size="10pt" style:text-underline-style="none" fo:font-weight="normal" officeooo:rsid="004babfd" officeooo:paragraph-rsid="004bb917" fo:background-color="transparent" style:font-size-asian="8.75pt" style:font-weight-asian="normal" style:font-size-complex="10pt" style:font-weight-complex="normal"/>
    </style:style>
    <style:style style:name="P93" style:family="paragraph" style:parent-style-name="Standard">
      <style:paragraph-properties>
        <style:tab-stops>
          <style:tab-stop style:position="0.2634in"/>
        </style:tab-stops>
      </style:paragraph-properties>
      <style:text-properties fo:font-size="10pt" style:text-underline-style="none" fo:font-weight="normal" officeooo:rsid="004ea8de" officeooo:paragraph-rsid="004ea8de" fo:background-color="transparent" style:font-size-asian="8.75pt" style:font-weight-asian="normal" style:font-size-complex="10pt" style:font-weight-complex="normal"/>
    </style:style>
    <style:style style:name="P94" style:family="paragraph" style:parent-style-name="Standard">
      <style:paragraph-properties>
        <style:tab-stops>
          <style:tab-stop style:position="0.2634in"/>
        </style:tab-stops>
      </style:paragraph-properties>
      <style:text-properties fo:font-size="10pt" style:text-underline-style="none" fo:font-weight="normal" officeooo:rsid="0050609d" officeooo:paragraph-rsid="0050609d" fo:background-color="transparent" style:font-size-asian="8.75pt" style:font-weight-asian="normal" style:font-size-complex="10pt" style:font-weight-complex="normal"/>
    </style:style>
    <style:style style:name="P95" style:family="paragraph" style:parent-style-name="Standard">
      <style:paragraph-properties>
        <style:tab-stops>
          <style:tab-stop style:position="0.2634in"/>
        </style:tab-stops>
      </style:paragraph-properties>
      <style:text-properties fo:font-size="10pt" style:text-underline-style="none" fo:font-weight="normal" officeooo:rsid="0051851d" officeooo:paragraph-rsid="0051851d" fo:background-color="transparent" style:font-size-asian="8.75pt" style:font-weight-asian="normal" style:font-size-complex="10pt" style:font-weight-complex="normal"/>
    </style:style>
    <style:style style:name="P96" style:family="paragraph" style:parent-style-name="Standard">
      <style:paragraph-properties>
        <style:tab-stops>
          <style:tab-stop style:position="0.2634in"/>
        </style:tab-stops>
      </style:paragraph-properties>
      <style:text-properties fo:font-size="10pt" style:text-underline-style="none" fo:font-weight="normal" officeooo:rsid="0052cd0a" officeooo:paragraph-rsid="0052cd0a" fo:background-color="transparent" style:font-size-asian="8.75pt" style:font-weight-asian="normal" style:font-size-complex="10pt" style:font-weight-complex="normal"/>
    </style:style>
    <style:style style:name="P97" style:family="paragraph" style:parent-style-name="Standard">
      <style:paragraph-properties>
        <style:tab-stops>
          <style:tab-stop style:position="0.2634in"/>
        </style:tab-stops>
      </style:paragraph-properties>
      <style:text-properties fo:font-size="10pt" style:text-underline-style="none" fo:font-weight="normal" officeooo:rsid="00539fd3" officeooo:paragraph-rsid="00539fd3" fo:background-color="transparent" style:font-size-asian="8.75pt" style:font-weight-asian="normal" style:font-size-complex="10pt" style:font-weight-complex="normal"/>
    </style:style>
    <style:style style:name="P98" style:family="paragraph" style:parent-style-name="Standard">
      <style:paragraph-properties>
        <style:tab-stops>
          <style:tab-stop style:position="0.2634in"/>
        </style:tab-stops>
      </style:paragraph-properties>
      <style:text-properties fo:font-size="10pt" style:text-underline-style="none" fo:font-weight="normal" officeooo:rsid="0054e8cc" officeooo:paragraph-rsid="0054e8cc" fo:background-color="transparent" style:font-size-asian="8.75pt" style:font-weight-asian="normal" style:font-size-complex="10pt" style:font-weight-complex="normal"/>
    </style:style>
    <style:style style:name="P99" style:family="paragraph" style:parent-style-name="Standard">
      <style:paragraph-properties>
        <style:tab-stops>
          <style:tab-stop style:position="0.2634in"/>
        </style:tab-stops>
      </style:paragraph-properties>
      <style:text-properties fo:font-size="10pt" style:text-underline-style="none" fo:font-weight="normal" officeooo:rsid="00551e3b" officeooo:paragraph-rsid="00551e3b" fo:background-color="transparent" style:font-size-asian="8.75pt" style:font-weight-asian="normal" style:font-size-complex="10pt" style:font-weight-complex="normal"/>
    </style:style>
    <style:style style:name="P100" style:family="paragraph" style:parent-style-name="Standard">
      <style:paragraph-properties>
        <style:tab-stops>
          <style:tab-stop style:position="0.2634in"/>
        </style:tab-stops>
      </style:paragraph-properties>
      <style:text-properties fo:font-size="10pt" style:text-underline-style="none" fo:font-weight="normal" officeooo:rsid="00560c42" officeooo:paragraph-rsid="00560c42" fo:background-color="transparent" style:font-size-asian="8.75pt" style:font-weight-asian="normal" style:font-size-complex="10pt" style:font-weight-complex="normal"/>
    </style:style>
    <style:style style:name="P101" style:family="paragraph" style:parent-style-name="Standard">
      <style:paragraph-properties>
        <style:tab-stops>
          <style:tab-stop style:position="0.2634in"/>
        </style:tab-stops>
      </style:paragraph-properties>
      <style:text-properties fo:font-size="10pt" style:text-underline-style="none" fo:font-weight="normal" officeooo:rsid="0057d779" officeooo:paragraph-rsid="0057d779" fo:background-color="transparent" style:font-size-asian="8.75pt" style:font-weight-asian="normal" style:font-size-complex="10pt" style:font-weight-complex="normal"/>
    </style:style>
    <style:style style:name="P102" style:family="paragraph" style:parent-style-name="Standard">
      <style:paragraph-properties>
        <style:tab-stops>
          <style:tab-stop style:position="0.2634in"/>
        </style:tab-stops>
      </style:paragraph-properties>
      <style:text-properties fo:font-size="10pt" style:text-underline-style="none" fo:font-weight="normal" officeooo:rsid="005844e8" officeooo:paragraph-rsid="005844e8" fo:background-color="transparent" style:font-size-asian="8.75pt" style:font-weight-asian="normal" style:font-size-complex="10pt" style:font-weight-complex="normal"/>
    </style:style>
    <style:style style:name="P103" style:family="paragraph" style:parent-style-name="Standard">
      <style:paragraph-properties>
        <style:tab-stops>
          <style:tab-stop style:position="0.2634in"/>
        </style:tab-stops>
      </style:paragraph-properties>
      <style:text-properties fo:font-size="10pt" style:text-underline-style="none" fo:font-weight="normal" officeooo:rsid="0058d7f4" officeooo:paragraph-rsid="0058d7f4" fo:background-color="transparent" style:font-size-asian="8.75pt" style:font-weight-asian="normal" style:font-size-complex="10pt" style:font-weight-complex="normal"/>
    </style:style>
    <style:style style:name="P104" style:family="paragraph" style:parent-style-name="Standard">
      <style:paragraph-properties>
        <style:tab-stops>
          <style:tab-stop style:position="0.2634in"/>
        </style:tab-stops>
      </style:paragraph-properties>
      <style:text-properties fo:font-size="10pt" style:text-underline-style="none" fo:font-weight="normal" officeooo:rsid="00594840" officeooo:paragraph-rsid="00594840" fo:background-color="transparent" style:font-size-asian="8.75pt" style:font-weight-asian="normal" style:font-size-complex="10pt" style:font-weight-complex="normal"/>
    </style:style>
    <style:style style:name="P105" style:family="paragraph" style:parent-style-name="Standard">
      <style:paragraph-properties>
        <style:tab-stops>
          <style:tab-stop style:position="0.2634in"/>
        </style:tab-stops>
      </style:paragraph-properties>
      <style:text-properties fo:font-size="10pt" style:text-underline-style="none" fo:font-weight="normal" officeooo:rsid="005aa287" officeooo:paragraph-rsid="005aa287" fo:background-color="transparent" style:font-size-asian="8.75pt" style:font-weight-asian="normal" style:font-size-complex="10pt" style:font-weight-complex="normal"/>
    </style:style>
    <style:style style:name="P106" style:family="paragraph" style:parent-style-name="Standard">
      <style:paragraph-properties>
        <style:tab-stops>
          <style:tab-stop style:position="0.2634in"/>
        </style:tab-stops>
      </style:paragraph-properties>
      <style:text-properties fo:font-size="10pt" style:text-underline-style="none" fo:font-weight="normal" officeooo:rsid="005ae784" officeooo:paragraph-rsid="005ae784" fo:background-color="transparent" style:font-size-asian="8.75pt" style:font-weight-asian="normal" style:font-size-complex="10pt" style:font-weight-complex="normal"/>
    </style:style>
    <style:style style:name="P107" style:family="paragraph" style:parent-style-name="Standard">
      <style:paragraph-properties>
        <style:tab-stops>
          <style:tab-stop style:position="0.2634in"/>
        </style:tab-stops>
      </style:paragraph-properties>
      <style:text-properties fo:font-size="10pt" style:text-underline-style="none" fo:font-weight="normal" officeooo:rsid="005cdffe" officeooo:paragraph-rsid="005cdffe" fo:background-color="transparent" style:font-size-asian="8.75pt" style:font-weight-asian="normal" style:font-size-complex="10pt" style:font-weight-complex="normal"/>
    </style:style>
    <style:style style:name="P108" style:family="paragraph" style:parent-style-name="Standard">
      <style:paragraph-properties>
        <style:tab-stops>
          <style:tab-stop style:position="0.2634in"/>
        </style:tab-stops>
      </style:paragraph-properties>
      <style:text-properties fo:font-size="10pt" style:text-underline-style="none" fo:font-weight="normal" officeooo:rsid="005e0b39" officeooo:paragraph-rsid="005e0b39" fo:background-color="transparent" style:font-size-asian="8.75pt" style:font-weight-asian="normal" style:font-size-complex="10pt" style:font-weight-complex="normal"/>
    </style:style>
    <style:style style:name="P109" style:family="paragraph" style:parent-style-name="Standard">
      <style:paragraph-properties>
        <style:tab-stops>
          <style:tab-stop style:position="0.2634in"/>
        </style:tab-stops>
      </style:paragraph-properties>
      <style:text-properties fo:font-size="10pt" style:text-underline-style="none" fo:font-weight="normal" officeooo:rsid="00560c42" officeooo:paragraph-rsid="00560c42" fo:background-color="#eeeeee" style:font-size-asian="8.75pt" style:font-weight-asian="normal" style:font-size-complex="10pt" style:font-weight-complex="normal"/>
    </style:style>
    <style:style style:name="P110" style:family="paragraph" style:parent-style-name="Standard">
      <style:paragraph-properties>
        <style:tab-stops>
          <style:tab-stop style:position="0.2634in"/>
        </style:tab-stops>
      </style:paragraph-properties>
      <style:text-properties fo:font-size="10pt" style:text-underline-style="none" fo:font-weight="normal" officeooo:rsid="005844e8" officeooo:paragraph-rsid="005844e8" fo:background-color="#eeeeee" style:font-size-asian="8.75pt" style:font-weight-asian="normal" style:font-size-complex="10pt" style:font-weight-complex="normal"/>
    </style:style>
    <style:style style:name="P111" style:family="paragraph" style:parent-style-name="Standard">
      <style:paragraph-properties>
        <style:tab-stops>
          <style:tab-stop style:position="0.2634in"/>
        </style:tab-stops>
      </style:paragraph-properties>
      <style:text-properties fo:font-size="10pt" style:text-underline-style="none" fo:font-weight="normal" officeooo:rsid="005aa287" officeooo:paragraph-rsid="005aa287" fo:background-color="#eeeeee" style:font-size-asian="8.75pt" style:font-weight-asian="normal" style:font-size-complex="10pt" style:font-weight-complex="normal"/>
    </style:style>
    <style:style style:name="P112" style:family="paragraph" style:parent-style-name="Standard">
      <style:text-properties fo:font-size="13pt" style:text-underline-style="solid" style:text-underline-width="auto" style:text-underline-color="font-color" fo:font-weight="bold" officeooo:rsid="001e8d98" officeooo:paragraph-rsid="001e8d98" style:font-size-asian="13pt" style:font-weight-asian="bold" style:font-size-complex="13pt" style:font-weight-complex="bold"/>
    </style:style>
    <style:style style:name="P113" style:family="paragraph" style:parent-style-name="Standard">
      <style:text-properties fo:font-size="13pt" style:text-underline-style="solid" style:text-underline-width="auto" style:text-underline-color="font-color" fo:font-weight="bold" officeooo:rsid="003ee693" officeooo:paragraph-rsid="003ee693" style:font-size-asian="13pt" style:font-weight-asian="bold" style:font-size-complex="13pt" style:font-weight-complex="bold"/>
    </style:style>
    <style:style style:name="P114" style:family="paragraph" style:parent-style-name="Standard">
      <style:text-properties officeooo:rsid="0021fa53" officeooo:paragraph-rsid="0021fa53"/>
    </style:style>
    <style:style style:name="P115" style:family="paragraph" style:parent-style-name="Standard">
      <style:paragraph-properties>
        <style:tab-stops>
          <style:tab-stop style:position="0.2634in"/>
        </style:tab-stops>
      </style:paragraph-properties>
      <style:text-properties fo:color="#000000" fo:font-size="10pt" style:text-underline-style="solid" style:text-underline-width="auto" style:text-underline-color="font-color" fo:font-weight="bold" officeooo:rsid="0051851d" officeooo:paragraph-rsid="0051851d" fo:background-color="#ff3399" style:font-size-asian="8.75pt" style:font-weight-asian="bold" style:font-size-complex="10pt" style:font-weight-complex="bold"/>
    </style:style>
    <style:style style:name="P116" style:family="paragraph" style:parent-style-name="Standard">
      <style:paragraph-properties fo:break-before="page"/>
      <style:text-properties fo:font-size="10pt" fo:font-weight="normal" officeooo:rsid="001ae150" officeooo:paragraph-rsid="001ae150" style:font-size-asian="8.75pt" style:font-weight-asian="normal" style:font-size-complex="10pt" style:font-weight-complex="normal"/>
    </style:style>
    <style:style style:name="P117" style:family="paragraph" style:parent-style-name="Standard">
      <style:paragraph-properties fo:break-before="page"/>
      <style:text-properties fo:font-size="10pt" style:text-underline-style="solid" style:text-underline-width="auto" style:text-underline-color="font-color" fo:font-weight="normal" officeooo:rsid="003843af" officeooo:paragraph-rsid="003843af" style:font-size-asian="8.75pt" style:font-weight-asian="normal" style:font-size-complex="10pt" style:font-weight-complex="normal"/>
    </style:style>
    <style:style style:name="P118" style:family="paragraph" style:parent-style-name="Standard">
      <style:paragraph-properties fo:break-before="page"/>
      <style:text-properties fo:font-size="10pt" style:text-underline-style="none" fo:font-weight="normal" officeooo:rsid="0045cb71" officeooo:paragraph-rsid="0045cb71" style:font-size-asian="8.75pt" style:font-weight-asian="normal" style:font-size-complex="10pt" style:font-weight-complex="normal"/>
    </style:style>
    <style:style style:name="P119" style:family="paragraph" style:parent-style-name="Standard">
      <style:paragraph-properties fo:margin-left="0.4925in" fo:margin-right="0in" fo:text-indent="0in" style:auto-text-indent="false"/>
      <style:text-properties fo:font-size="10pt" style:text-underline-style="none" fo:font-weight="normal" officeooo:rsid="002cfda2" officeooo:paragraph-rsid="002cfda2" style:font-size-asian="8.75pt" style:font-weight-asian="normal" style:font-size-complex="10pt" style:font-weight-complex="normal"/>
    </style:style>
    <style:style style:name="P120" style:family="paragraph" style:parent-style-name="Standard">
      <style:paragraph-properties fo:margin-left="0.4925in" fo:margin-right="0in" fo:text-indent="0in" style:auto-text-indent="false"/>
      <style:text-properties fo:font-size="10pt" style:text-underline-style="none" fo:font-weight="normal" officeooo:rsid="002d7a20" officeooo:paragraph-rsid="002d7a20" style:font-size-asian="8.75pt" style:font-weight-asian="normal" style:font-size-complex="10pt" style:font-weight-complex="normal"/>
    </style:style>
    <style:style style:name="P121" style:family="paragraph" style:parent-style-name="Standard">
      <style:paragraph-properties fo:margin-left="0.4925in" fo:margin-right="0in" fo:text-indent="0in" style:auto-text-indent="false"/>
      <style:text-properties fo:font-size="10pt" style:text-underline-style="none" fo:font-weight="normal" officeooo:rsid="002ec845" officeooo:paragraph-rsid="002ec845" style:font-size-asian="8.75pt" style:font-weight-asian="normal" style:font-size-complex="10pt" style:font-weight-complex="normal"/>
    </style:style>
    <style:style style:name="P122" style:family="paragraph" style:parent-style-name="Standard">
      <style:paragraph-properties fo:margin-left="0.4925in" fo:margin-right="0in" fo:text-indent="0in" style:auto-text-indent="false"/>
      <style:text-properties fo:font-size="10pt" style:text-underline-style="none" fo:font-weight="normal" officeooo:rsid="00309dbb" officeooo:paragraph-rsid="00309dbb" style:font-size-asian="8.75pt" style:font-weight-asian="normal" style:font-size-complex="10pt" style:font-weight-complex="normal"/>
    </style:style>
    <style:style style:name="P123" style:family="paragraph" style:parent-style-name="Standard">
      <style:paragraph-properties fo:margin-left="0.4925in" fo:margin-right="0in" fo:text-indent="0in" style:auto-text-indent="false"/>
      <style:text-properties fo:font-size="10pt" style:text-underline-style="none" fo:font-weight="normal" officeooo:rsid="0039f99b" officeooo:paragraph-rsid="0039f99b" style:font-size-asian="8.75pt" style:font-weight-asian="normal" style:font-size-complex="10pt" style:font-weight-complex="normal"/>
    </style:style>
    <style:style style:name="P124" style:family="paragraph" style:parent-style-name="Standard">
      <style:paragraph-properties fo:margin-left="0.4925in" fo:margin-right="0in" fo:text-indent="0in" style:auto-text-indent="false"/>
      <style:text-properties fo:font-size="10pt" style:text-underline-style="none" fo:font-weight="normal" officeooo:rsid="0045cf89" officeooo:paragraph-rsid="0045cf89" style:font-size-asian="8.75pt" style:font-weight-asian="normal" style:font-size-complex="10pt" style:font-weight-complex="normal"/>
    </style:style>
    <style:style style:name="P125" style:family="paragraph" style:parent-style-name="Standard">
      <style:paragraph-properties fo:margin-left="0.4925in" fo:margin-right="0in" fo:text-indent="0in" style:auto-text-indent="false"/>
      <style:text-properties fo:font-size="10pt" style:text-underline-style="none" fo:font-weight="normal" officeooo:rsid="004642f5" officeooo:paragraph-rsid="004642f5" style:font-size-asian="8.75pt" style:font-weight-asian="normal" style:font-size-complex="10pt" style:font-weight-complex="normal"/>
    </style:style>
    <style:style style:name="P126" style:family="paragraph" style:parent-style-name="Standard">
      <style:paragraph-properties fo:margin-left="0.4925in" fo:margin-right="0in" fo:text-indent="0in" style:auto-text-indent="false"/>
      <style:text-properties fo:font-size="10pt" style:text-underline-style="solid" style:text-underline-width="auto" style:text-underline-color="font-color" fo:font-weight="normal" officeooo:rsid="0045cf89" officeooo:paragraph-rsid="0045cf89" style:font-size-asian="8.75pt" style:font-weight-asian="normal" style:font-size-complex="10pt" style:font-weight-complex="normal"/>
    </style:style>
    <style:style style:name="P127" style:family="paragraph" style:parent-style-name="Standard">
      <style:paragraph-properties fo:margin-left="0in" fo:margin-right="0in" fo:text-indent="0in" style:auto-text-indent="false"/>
      <style:text-properties fo:font-size="10pt" style:text-underline-style="none" fo:font-weight="normal" officeooo:rsid="0039f99b" officeooo:paragraph-rsid="0039f99b" style:font-size-asian="8.75pt" style:font-weight-asian="normal" style:font-size-complex="10pt" style:font-weight-complex="normal"/>
    </style:style>
    <style:style style:name="P128" style:family="paragraph" style:parent-style-name="Standard" style:list-style-name="L1">
      <style:text-properties fo:font-size="10pt" fo:font-weight="normal" officeooo:rsid="0009a90d" officeooo:paragraph-rsid="0009a90d" style:font-size-asian="8.75pt" style:font-weight-asian="normal" style:font-size-complex="10pt" style:font-weight-complex="normal"/>
    </style:style>
    <style:style style:name="P129" style:family="paragraph" style:parent-style-name="Standard" style:list-style-name="L1">
      <style:text-properties fo:font-size="10pt" fo:font-weight="normal" officeooo:rsid="000b4052" officeooo:paragraph-rsid="000b4052" style:font-size-asian="8.75pt" style:font-weight-asian="normal" style:font-size-complex="10pt" style:font-weight-complex="normal"/>
    </style:style>
    <style:style style:name="P130" style:family="paragraph" style:parent-style-name="Standard" style:list-style-name="L2">
      <style:text-properties fo:font-size="10pt" fo:font-weight="normal" officeooo:rsid="000eaf43" officeooo:paragraph-rsid="000ff9cf" style:font-size-asian="8.75pt" style:font-weight-asian="normal" style:font-size-complex="10pt" style:font-weight-complex="normal"/>
    </style:style>
    <style:style style:name="P131" style:family="paragraph" style:parent-style-name="Standard" style:list-style-name="L3">
      <style:text-properties fo:font-size="10pt" fo:font-weight="normal" officeooo:rsid="000eaf43" officeooo:paragraph-rsid="000eaf43" style:font-size-asian="8.75pt" style:font-weight-asian="normal" style:font-size-complex="10pt" style:font-weight-complex="normal"/>
    </style:style>
    <style:style style:name="P132" style:family="paragraph" style:parent-style-name="Standard" style:list-style-name="L2">
      <style:text-properties fo:font-size="10pt" fo:font-weight="normal" officeooo:rsid="000ff9cf" officeooo:paragraph-rsid="000ff9cf" style:font-size-asian="8.75pt" style:font-weight-asian="normal" style:font-size-complex="10pt" style:font-weight-complex="normal"/>
    </style:style>
    <style:style style:name="P133" style:family="paragraph" style:parent-style-name="Standard" style:list-style-name="L3">
      <style:text-properties fo:font-size="10pt" fo:font-weight="normal" officeooo:rsid="000ff9cf" officeooo:paragraph-rsid="000ff9cf" style:font-size-asian="8.75pt" style:font-weight-asian="normal" style:font-size-complex="10pt" style:font-weight-complex="normal"/>
    </style:style>
    <style:style style:name="P134" style:family="paragraph" style:parent-style-name="Standard" style:list-style-name="L4">
      <style:text-properties fo:font-size="10pt" fo:font-weight="normal" officeooo:rsid="001047cc" officeooo:paragraph-rsid="001047cc" style:font-size-asian="8.75pt" style:font-weight-asian="normal" style:font-size-complex="10pt" style:font-weight-complex="normal"/>
    </style:style>
    <style:style style:name="P135" style:family="paragraph" style:parent-style-name="Standard" style:list-style-name="L5">
      <style:text-properties fo:font-size="10pt" fo:font-weight="normal" officeooo:rsid="001328d0" officeooo:paragraph-rsid="001328d0" style:font-size-asian="8.75pt" style:font-weight-asian="normal" style:font-size-complex="10pt" style:font-weight-complex="normal"/>
    </style:style>
    <style:style style:name="P136" style:family="paragraph" style:parent-style-name="Standard" style:list-style-name="L7">
      <style:text-properties fo:font-size="10pt" fo:font-weight="normal" officeooo:rsid="002b9dc0" officeooo:paragraph-rsid="002b9dc0" style:font-size-asian="8.75pt" style:font-weight-asian="normal" style:font-size-complex="10pt" style:font-weight-complex="normal"/>
    </style:style>
    <style:style style:name="P137" style:family="paragraph" style:parent-style-name="Standard">
      <style:text-properties fo:font-size="10pt" style:text-underline-style="none" fo:font-weight="normal" officeooo:rsid="004b9552" officeooo:paragraph-rsid="004b9552" fo:background-color="#ffff00" style:font-size-asian="8.75pt" style:font-weight-asian="normal" style:font-size-complex="10pt" style:font-weight-complex="normal"/>
    </style:style>
    <style:style style:name="P138" style:family="paragraph" style:parent-style-name="Standard" style:list-style-name="L8">
      <style:paragraph-properties>
        <style:tab-stops>
          <style:tab-stop style:position="0.2634in"/>
        </style:tab-stops>
      </style:paragraph-properties>
      <style:text-properties fo:font-size="10pt" style:text-underline-style="none" fo:font-weight="normal" officeooo:rsid="004babfd" officeooo:paragraph-rsid="004babfd" fo:background-color="transparent" style:font-size-asian="8.75pt" style:font-weight-asian="normal" style:font-size-complex="10pt" style:font-weight-complex="normal"/>
    </style:style>
    <style:style style:name="P139" style:family="paragraph" style:parent-style-name="Standard" style:list-style-name="L8">
      <style:paragraph-properties>
        <style:tab-stops>
          <style:tab-stop style:position="0.2634in"/>
        </style:tab-stops>
      </style:paragraph-properties>
      <style:text-properties fo:font-size="10pt" style:text-underline-style="none" fo:font-weight="normal" officeooo:rsid="004babfd" officeooo:paragraph-rsid="004bb917" fo:background-color="transparent" style:font-size-asian="8.75pt" style:font-weight-asian="normal" style:font-size-complex="10pt" style:font-weight-complex="normal"/>
    </style:style>
    <style:style style:name="P140" style:family="paragraph" style:parent-style-name="Standard" style:list-style-name="L9">
      <style:paragraph-properties>
        <style:tab-stops>
          <style:tab-stop style:position="0.2634in"/>
        </style:tab-stops>
      </style:paragraph-properties>
      <style:text-properties fo:font-size="10pt" style:text-underline-style="none" fo:font-weight="normal" officeooo:rsid="0052cd0a" officeooo:paragraph-rsid="0052cd0a" fo:background-color="transparent" style:font-size-asian="8.75pt" style:font-weight-asian="normal" style:font-size-complex="10pt" style:font-weight-complex="normal"/>
    </style:style>
    <style:style style:name="P141" style:family="paragraph" style:parent-style-name="Standard">
      <style:paragraph-properties>
        <style:tab-stops>
          <style:tab-stop style:position="0.2634in"/>
        </style:tab-stops>
      </style:paragraph-properties>
      <style:text-properties fo:font-size="10pt" style:text-underline-style="none" fo:font-weight="normal" officeooo:rsid="005fcba0" officeooo:paragraph-rsid="0051851d" fo:background-color="transparent" style:font-size-asian="8.75pt" style:font-weight-asian="normal" style:font-size-complex="10pt" style:font-weight-complex="normal"/>
    </style:style>
    <style:style style:name="P142" style:family="paragraph" style:parent-style-name="Standard" style:list-style-name="L6">
      <style:text-properties officeooo:paragraph-rsid="00218747"/>
    </style:style>
    <style:style style:name="P143" style:family="paragraph" style:parent-style-name="Standard" style:list-style-name="L6">
      <style:text-properties officeooo:rsid="0021fa53" officeooo:paragraph-rsid="0021fa53"/>
    </style:style>
    <style:style style:name="T1" style:family="text">
      <style:text-properties officeooo:rsid="000b4052"/>
    </style:style>
    <style:style style:name="T2" style:family="text">
      <style:text-properties officeooo:rsid="000ff9cf"/>
    </style:style>
    <style:style style:name="T3" style:family="text">
      <style:text-properties officeooo:rsid="0011e0d0"/>
    </style:style>
    <style:style style:name="T4" style:family="text">
      <style:text-properties fo:font-weight="bold" style:font-weight-asian="bold" style:font-weight-complex="bold"/>
    </style:style>
    <style:style style:name="T5" style:family="text">
      <style:text-properties fo:background-color="#ffff00" loext:char-shading-value="0"/>
    </style:style>
    <style:style style:name="T6" style:family="text">
      <style:text-properties officeooo:rsid="00139d32" fo:background-color="#ffff00" loext:char-shading-value="0"/>
    </style:style>
    <style:style style:name="T7" style:family="text">
      <style:text-properties officeooo:rsid="001f43b6" fo:background-color="#ffff00" loext:char-shading-value="0"/>
    </style:style>
    <style:style style:name="T8" style:family="text">
      <style:text-properties officeooo:rsid="001ff4da" fo:background-color="#ffff00" loext:char-shading-value="0"/>
    </style:style>
    <style:style style:name="T9" style:family="text">
      <style:text-properties officeooo:rsid="001f43b6"/>
    </style:style>
    <style:style style:name="T10" style:family="text">
      <style:text-properties officeooo:rsid="001f43b6" fo:background-color="#ffcc00" loext:char-shading-value="0"/>
    </style:style>
    <style:style style:name="T11" style:family="text">
      <style:text-properties officeooo:rsid="001ff4da" fo:background-color="#ffcc00" loext:char-shading-value="0"/>
    </style:style>
    <style:style style:name="T12" style:family="text">
      <style:text-properties fo:font-size="10pt" fo:font-weight="normal" fo:background-color="transparent" loext:char-shading-value="0" style:font-size-asian="8.75pt" style:font-weight-asian="normal" style:font-size-complex="10pt" style:font-weight-complex="normal"/>
    </style:style>
    <style:style style:name="T13" style:family="text">
      <style:text-properties fo:font-size="10pt" fo:font-weight="normal" officeooo:rsid="00218747" fo:background-color="transparent" loext:char-shading-value="0" style:font-size-asian="8.75pt" style:font-weight-asian="normal" style:font-size-complex="10pt" style:font-weight-complex="normal"/>
    </style:style>
    <style:style style:name="T14" style:family="text">
      <style:text-properties fo:font-size="10pt" fo:font-weight="normal" officeooo:rsid="0021fa53" fo:background-color="transparent" loext:char-shading-value="0" style:font-size-asian="8.75pt" style:font-weight-asian="normal" style:font-size-complex="10pt" style:font-weight-complex="normal"/>
    </style:style>
    <style:style style:name="T15" style:family="text">
      <style:text-properties officeooo:rsid="00218747"/>
    </style:style>
    <style:style style:name="T16" style:family="text">
      <style:text-properties officeooo:rsid="0021fa53"/>
    </style:style>
    <style:style style:name="T17" style:family="text">
      <style:text-properties officeooo:rsid="00229e84"/>
    </style:style>
    <style:style style:name="T18" style:family="text">
      <style:text-properties officeooo:rsid="00272e17"/>
    </style:style>
    <style:style style:name="T19" style:family="text">
      <style:text-properties fo:background-color="#ffff66" loext:char-shading-value="0"/>
    </style:style>
    <style:style style:name="T20" style:family="text">
      <style:text-properties fo:background-color="#66ffff" loext:char-shading-value="0"/>
    </style:style>
    <style:style style:name="T21" style:family="text">
      <style:text-properties officeooo:rsid="0040f20a" fo:background-color="#66ffff" loext:char-shading-value="0"/>
    </style:style>
    <style:style style:name="T22" style:family="text">
      <style:text-properties officeooo:rsid="0042475d" fo:background-color="#66ffff" loext:char-shading-value="0"/>
    </style:style>
    <style:style style:name="T23" style:family="text">
      <style:text-properties officeooo:rsid="002d7a20"/>
    </style:style>
    <style:style style:name="T24" style:family="text">
      <style:text-properties officeooo:rsid="00309dbb"/>
    </style:style>
    <style:style style:name="T25" style:family="text">
      <style:text-properties officeooo:rsid="0036539f"/>
    </style:style>
    <style:style style:name="T26" style:family="text">
      <style:text-properties style:text-underline-style="solid" style:text-underline-width="auto" style:text-underline-color="font-color"/>
    </style:style>
    <style:style style:name="T27" style:family="text">
      <style:text-properties style:text-underline-style="none"/>
    </style:style>
    <style:style style:name="T28" style:family="text">
      <style:text-properties style:text-underline-style="none" officeooo:rsid="004642f5"/>
    </style:style>
    <style:style style:name="T29" style:family="text">
      <style:text-properties officeooo:rsid="0040f20a"/>
    </style:style>
    <style:style style:name="T30" style:family="text">
      <style:text-properties officeooo:rsid="0044d4df"/>
    </style:style>
    <style:style style:name="T31" style:family="text">
      <style:text-properties officeooo:rsid="0045cb71"/>
    </style:style>
    <style:style style:name="T32" style:family="text">
      <style:text-properties officeooo:rsid="00492763"/>
    </style:style>
    <style:style style:name="T33" style:family="text">
      <style:text-properties fo:background-color="#ff6600" loext:char-shading-value="0"/>
    </style:style>
    <style:style style:name="T34" style:family="text">
      <style:text-properties officeooo:rsid="004bb917"/>
    </style:style>
    <style:style style:name="T35" style:family="text">
      <style:text-properties officeooo:rsid="004c2a5c"/>
    </style:style>
    <style:style style:name="T36" style:family="text">
      <style:text-properties officeooo:rsid="0051851d"/>
    </style:style>
    <style:style style:name="T37" style:family="text">
      <style:text-properties officeooo:rsid="0054e8cc"/>
    </style:style>
    <style:style style:name="T38" style:family="text">
      <style:text-properties officeooo:rsid="0055e86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MANA 2 / HTML5</text:p>
      <text:p text:style-name="P1"/>
      <text:p text:style-name="P3">Para realizar una web separamos en capas.</text:p>
      <text:p text:style-name="P3"/>
      <text:p text:style-name="P3">1. Información =&gt; HTML</text:p>
      <text:p text:style-name="P3">2. Formato =&gt; CSS</text:p>
      <text:p text:style-name="P3">3. Comportamiento =&gt; JS</text:p>
      <text:p text:style-name="P3"/>
      <text:p text:style-name="P3">Separamos en capas para:</text:p>
      <text:p text:style-name="P3">- realizar mejor mantenimiento</text:p>
      <text:p text:style-name="P3">- optimizar tareas cuando trabajamos en equipo</text:p>
      <text:p text:style-name="P3">- en función del tipo de tarea se utiliza un lenguaje de programación, optimizado para esto</text:p>
      <text:p text:style-name="P3"/>
      <text:p text:style-name="P3"/>
      <text:p text:style-name="P46">Memorizzation (cachear resultados)</text:p>
      <text:p text:style-name="P3"/>
      <text:p text:style-name="P3">function createChacedMultiplication() {</text:p>
      <text:p text:style-name="P3">var results = {};</text:p>
      <text:p text:style-name="P3">return function (a,b) {</text:p>
      <text:p text:style-name="P3">if (!results[a+”*”+b] { <text:s text:c="2"/>// si no existe la propiedad genero la operación</text:p>
      <text:p text:style-name="P3">results[a+”*”+b]=a*b;</text:p>
      <text:p text:style-name="P3">console.log(“calculated...”)</text:p>
      <text:p text:style-name="P3">return results [a+”*”+b]</text:p>
      <text:p text:style-name="P3">}</text:p>
      <text:p text:style-name="P3">else {</text:p>
      <text:p text:style-name="P3">console.log(“from cahce...”) <text:s text:c="3"/>// si existe la propiedad ya genera el resultado</text:p>
      <text:p text:style-name="P3">return results [a+”*”+b]</text:p>
      <text:p text:style-name="P3">}</text:p>
      <text:p text:style-name="P3">}</text:p>
      <text:p text:style-name="P3">}</text:p>
      <text:p text:style-name="P68">(pasado por Slack)</text:p>
      <text:p text:style-name="P3"/>
      <text:p text:style-name="P3"/>
      <text:p text:style-name="P4">La caché almacena la información para que la segunda vez que se busque lo mismo se busque en local y no tenga que ir a buscar al servidor la información de nuevo. </text:p>
      <text:p text:style-name="P4">Cuando separamos los archivos es más fácil que el pc cachee los archivos. </text:p>
      <text:p text:style-name="P4"/>
      <text:p text:style-name="P4"/>
      <text:p text:style-name="P2">SEO</text:p>
      <text:p text:style-name="P5">Search Engine Optimisation. <text:s/>Optimizar nuestra página para que los motores de búsqueda encuentren mejor nuestra página. El posicionamiento de la web. </text:p>
      <text:p text:style-name="P5">Un buen código semántico y estructurado es un punto a favor para que esté mejor posicionada.</text:p>
      <text:p text:style-name="P5"/>
      <text:p text:style-name="P5"/>
      <text:p text:style-name="P5">Para un mismo HTML <text:s/>solo cambiando un archivo CSS diferente cambiamos directamente el estilo de la página. </text:p>
      <text:p text:style-name="P5"/>
      <text:p text:style-name="P5">El objetivo último del HML es darle semántica al texto.</text:p>
      <text:p text:style-name="P5"/>
      <text:p text:style-name="P47">Diferencia entre texto plano y HTML. Las ventajas son 2:</text:p>
      <text:list xml:id="list924600574688507778" text:style-name="L1">
        <text:list-item>
          <text:p text:style-name="P128"><text:span text:style-name="T1">Darle significado semántico: </text:span>además de mostrar el contenido podemos diferenciar semánticamente, es decir, qué parte es el titulo principal, secundario, los párrafos.</text:p>
        </text:list-item>
        <text:list-item>
          <text:p text:style-name="P129">Enlazar nuestro texto con otros texos: links</text:p>
        </text:list-item>
      </text:list>
      <text:p text:style-name="P5"/>
      <text:p text:style-name="P48">Partes de una web</text:p>
      <text:p text:style-name="P48"/>
      <text:p text:style-name="P49"><text:a xlink:type="simple" xlink:href="https://css-tricks.com/snippets/html/html5-page-structure/">https://css-tricks.com/snippets/html/html5-page-structure/</text:a></text:p>
      <text:p text:style-name="P49"/>
      <text:p text:style-name="P6">doctype =&gt; tenemos que definir el tipo de tags</text:p>
      <text:p text:style-name="P6">html =&gt; tag htmel</text:p>
      <text:p text:style-name="P6">head =&gt; todo lo que no se ve en la página se pone en el head</text:p>
      <text:p text:style-name="P6">title </text:p>
      <text:p text:style-name="P6"><text:soft-page-break/>body =&gt; se pone todo lo que se ve en la página</text:p>
      <text:p text:style-name="P6">header</text:p>
      <text:p text:style-name="P6">nav</text:p>
      <text:p text:style-name="P6">article</text:p>
      <text:p text:style-name="P6">aside</text:p>
      <text:p text:style-name="P6">section</text:p>
      <text:p text:style-name="P6">footer</text:p>
      <text:p text:style-name="P6"/>
      <text:p text:style-name="P6"/>
      <text:p text:style-name="P6">meta=&gt; sirve para configurar <text:s/>la página. Se especifica la propiedad content y se define el charset.</text:p>
      <text:p text:style-name="P6"/>
      <text:p text:style-name="P6">Cuando google parsea la página lo hace a través del marcado semántico. </text:p>
      <text:p text:style-name="P6">Por tanto los headers h1 h2.. son importantes.</text:p>
      <text:p text:style-name="P6">H1 =&gt; bicicletas barcelona</text:p>
      <text:p text:style-name="P6">h2=&gt; rutas en barcelona</text:p>
      <text:p text:style-name="P6"/>
      <text:p text:style-name="P6"/>
      <text:p text:style-name="P6">Si quiero utilizar fechas tenemos un tag =&gt; tag t&lt;ime&gt; <text:s/>con la propiedad datetime (buscamos la fecha en google, pero es una cosa extra..)</text:p>
      <text:p text:style-name="P6">dentro de un párrafo hemos identificado la fecha, y para identificar enlaces a otras páginas.</text:p>
      <text:p text:style-name="P6"/>
      <text:p text:style-name="P7"><text:a xlink:type="simple" xlink:href="https://www.lehigh.edu/~inwww/old_seminar/tagreview.html">https://www.lehigh.edu/~inwww/old_seminar/tagreview.html</text:a></text:p>
      <text:p text:style-name="P7"/>
      <text:p text:style-name="P7">PRE =&gt; nos muestra el texto tal y como nosotros lo ponemos</text:p>
      <text:p text:style-name="P7">B e I no se utilizan. No añaden semántica, añaden estilo. Se desaconseja su uso. Se utiliza en su lugar EM y Strong.</text:p>
      <text:p text:style-name="P7"/>
      <text:p text:style-name="P7">BR y HR son elementos de diseño, no se deberían utilizar. Lo hacemos con CSS. </text:p>
      <text:p text:style-name="P7">El HTML solo se utiliza para dar semántica. Si utilizamos HTML para el estilo no está bien. </text:p>
      <text:p text:style-name="P7"/>
      <text:p text:style-name="P7">Por tanto NO utilizamos</text:p>
      <text:p text:style-name="P7">B</text:p>
      <text:p text:style-name="P7">I</text:p>
      <text:p text:style-name="P7">BR</text:p>
      <text:p text:style-name="P7">HR</text:p>
      <text:p text:style-name="P7"/>
      <text:p text:style-name="P8">Otra distinción es:</text:p>
      <text:p text:style-name="P8">tenemos elementos de bloque y de línea</text:p>
      <text:p text:style-name="P8"><text:a xlink:type="simple" xlink:href="http://www.html5-tutorials.org/html-basics/block-inline-elements/">http://www.html5-tutorials.org/html-basics/block-inline-elements/</text:a></text:p>
      <text:p text:style-name="P8">bloque=&gt; elementos bloques</text:p>
      <text:p text:style-name="P8">linea=&gt; dentro de estos bloques</text:p>
      <text:p text:style-name="P8"/>
      <text:p text:style-name="P8">por defecto estos diferentes tags se comportan de manera diferente de forma nvativa, por ej:</text:p>
      <text:p text:style-name="P9">l</text:p>
      <text:p text:style-name="P10">Elementos de bloque:</text:p>
      <text:list xml:id="list187410253340433479" text:style-name="L2">
        <text:list-item>
          <text:p text:style-name="P130"><text:span text:style-name="T2">l</text:span>os elemento de bloque su comportamiento es que ocupan el 100% de la pantalla o del espacio disponible en base a su contenedor</text:p>
        </text:list-item>
        <text:list-item>
          <text:p text:style-name="P132">los elementos de bloque empiezan en una nueva línea</text:p>
        </text:list-item>
        <text:list-item>
          <text:p text:style-name="P132">Elementos: section , header, footer, párrafo, títulos</text:p>
        </text:list-item>
      </text:list>
      <text:p text:style-name="P10"/>
      <text:p text:style-name="P10">Elementos de línea:</text:p>
      <text:list xml:id="list4460912863335847513" text:style-name="L3">
        <text:list-item>
          <text:p text:style-name="P131">en cambio los elemntos de línea van a ocupar tanto espacio com contenido tengan</text:p>
        </text:list-item>
        <text:list-item>
          <text:p text:style-name="P133">los elementos de línea van unos detrás de otro</text:p>
        </text:list-item>
        <text:list-item>
          <text:p text:style-name="P133">enlace(a), spam, strong, em, </text:p>
        </text:list-item>
      </text:list>
      <text:p text:style-name="P10"/>
      <text:p text:style-name="P11"><text:span text:style-name="T3">OJO!!! </text:span>Ultimos recursos que no añaden semántica <text:span text:style-name="T3">pero nos pueden hacer falta por necesidades de diseño:</text:span></text:p>
      <text:list xml:id="list4505426278955076803" text:style-name="L4">
        <text:list-item>
          <text:p text:style-name="P134">div =&gt; nos crea cajas</text:p>
        </text:list-item>
        <text:list-item>
          <text:p text:style-name="P134">span =&gt; nos encierra en un trozo de texto </text:p>
        </text:list-item>
      </text:list>
      <text:p text:style-name="P11"/>
      <text:p text:style-name="P11"/>
      <text:p text:style-name="P12">Para comentar código: </text:p>
      <text:p text:style-name="P12">En Sublime:</text:p>
      <text:p text:style-name="P12">comment =&gt; toggle coment</text:p>
      <text:p text:style-name="P12"><text:soft-page-break/>Si no se utilizan guiones y &gt;&lt;. <text:s text:c="2"/><text:span text:style-name="T5"><text:s/></text:span><text:span text:style-name="T6">&lt;!-- <text:s/>texto --&gt;</text:span></text:p>
      <text:p text:style-name="P12"/>
      <text:p text:style-name="P12"><text:span text:style-name="T4">Layout:</text:span> Se refieren a la estructura general de la página. Cabecer, footer, bloques intermedios...</text:p>
      <text:p text:style-name="P12"/>
      <text:p text:style-name="P12">El heaer y footer se pueden ulitizar dentro de otras partes, no sólo en la cabecera y pie de página.</text:p>
      <text:p text:style-name="P12">Section se refiere al contenido que dependen del texto. </text:p>
      <text:p text:style-name="P12">Article: bloques de texto que tienen sentido de forma atuónoma. <text:s/>ejembplo post de un blog. NO depende del contexto donde está. </text:p>
      <text:p text:style-name="P12"/>
      <text:p text:style-name="P13">Aside. Bloques de texto extra. Aquella info que no es indispensable para entender la página. Suelen ir en un lateral, por ej. Post relacionados, publicidad, etc.</text:p>
      <text:p text:style-name="P13"/>
      <text:p text:style-name="P14"><text:s/>nav: todo lo que sean listas de enlace en páginas</text:p>
      <text:p text:style-name="P14"/>
      <text:p text:style-name="P14">Tenemos a nivel semántico:</text:p>
      <text:p text:style-name="P14"/>
      <text:list xml:id="list6891747448332347728" text:style-name="L5">
        <text:list-item>
          <text:p text:style-name="P135">secciones para agrupar contenido semántico</text:p>
        </text:list-item>
        <text:list-item>
          <text:p text:style-name="P135">article: contenidos con significado</text:p>
        </text:list-item>
        <text:list-item>
          <text:p text:style-name="P135">nav: bloques de navegación</text:p>
        </text:list-item>
        <text:list-item>
          <text:p text:style-name="P135">aside: contenido extra</text:p>
        </text:list-item>
      </text:list>
      <text:p text:style-name="P10"/>
      <text:p text:style-name="P15">CONSEJOS:</text:p>
      <text:p text:style-name="P15">Toda la parte visible que vaya en el body</text:p>
      <text:p text:style-name="P15">Añadir tabulaciones para que quede claro donde va cada cosa</text:p>
      <text:p text:style-name="P15">El h1 de la página principal no es lo mismo que el h1 de una sección. Podemos crear subjerarquías. Podemos repetir h1.</text:p>
      <text:p text:style-name="P15">Cuando quiero imprimir no quiero que se muestren ciertas coasa, utilizamos el nav y aside. Pueden tener su propio header y footer.</text:p>
      <text:p text:style-name="P15">Es bueno que cada article o sección tenga su titular</text:p>
      <text:p text:style-name="P15">Es bueno poner comentarios al principio y final de cada trozo de códig.</text:p>
      <text:p text:style-name="P15"/>
      <text:p text:style-name="P15"/>
      <text:p text:style-name="P16">Fugure=&gt; ejemplo imagen y descripciónd e la imagen.</text:p>
      <text:p text:style-name="P16"/>
      <text:p text:style-name="P16"/>
      <text:p text:style-name="P63">Para crear un nuevo repositorio:</text:p>
      <text:p text:style-name="P17"/>
      <text:p text:style-name="P17">Git=&gt; si vamos a githug podemos</text:p>
      <text:p text:style-name="P17"/>
      <text:p text:style-name="P17">git clone dirección </text:p>
      <text:p text:style-name="P17">cuando lanzamos el comando</text:p>
      <text:p text:style-name="P17">1) se crea el repositorio local</text:p>
      <text:p text:style-name="P17">2) se inicia localmente</text:p>
      <text:p text:style-name="P17">3) te añade automáticamente el vínculo con el repositorio remoto</text:p>
      <text:p text:style-name="P17"/>
      <text:p text:style-name="P17">cd en la carpeta</text:p>
      <text:p text:style-name="P17">git status</text:p>
      <text:p text:style-name="P17">git add, commit I ya guit push sin necesidad de inicializar. </text:p>
      <text:p text:style-name="P15"/>
      <text:p text:style-name="P15"/>
      <text:p text:style-name="P7"/>
      <text:p text:style-name="P6"/>
      <text:p text:style-name="P18">Progressive Enhancement </text:p>
      <text:p text:style-name="P18">Es el hábito de construir para el dispositivo menos capaz. HTML semántico y bien hecho. En caso de que no funcione <text:s/>el CSS por ejemplo en el navegador o teléfono por ej. puedes navegar igualmente pero sin diseño.</text:p>
      <text:p text:style-name="P18"/>
      <text:p text:style-name="P18"/>
      <text:p text:style-name="P18"/>
      <text:p text:style-name="P19">Web components =&gt; crear tags customizados. HTML5 no permite customizar tags pero sí con angular y otros lenguajes. Es la línea que vendrá en unos años.</text:p>
      <text:p text:style-name="P19"/>
      <text:p text:style-name="P116">Action es donde ponemos la URL a donde van a parar los datos del formulario.</text:p>
      <text:p text:style-name="P20">La página del servirdor tiene q estar preparada para recibir datos y hacer algo con ellos.</text:p>
      <text:p text:style-name="P20"/>
      <text:p text:style-name="P20">Method:</text:p>
      <text:p text:style-name="P20">post: manda la información de una forma más intetna</text:p>
      <text:p text:style-name="P20">get: lo manda de forma más externa. Genera una uRL 8redirige a login) y todos los valores que hemos puesto al formulario genera una URL.</text:p>
      <text:p text:style-name="P20"><text:line-break/>Dentro del formulario tenemos diferentes tags:</text:p>
      <text:p text:style-name="P20"><text:tab/>El más común es el input. Utilizamos para pedirle datos.</text:p>
      <text:p text:style-name="P20"><text:tab/>El atributo type nos define el tipo de input. El más común es el tipo text.</text:p>
      <text:p text:style-name="P20"><text:tab/>Los dispositivos móviles utilizan muicho esto </text:p>
      <text:p text:style-name="P20"/>
      <text:p text:style-name="P21"><text:a xlink:type="simple" xlink:href="http://learn.shayhowe.com/html-css/building-forms/">http://learn.shayhowe.com/html-css/building-forms/</text:a></text:p>
      <text:p text:style-name="P21"/>
      <text:p text:style-name="P22">Slide 75 , práctica</text:p>
      <text:p text:style-name="P22">transformar un diseño real en marcado</text:p>
      <text:p text:style-name="P22"/>
      <text:p text:style-name="P22"/>
      <text:p text:style-name="P112">CSS</text:p>
      <text:p text:style-name="P23">Casscading Style Sheets</text:p>
      <text:p text:style-name="P23">Estilo en cascada, lo que tienes más abajo sobreescribe lo de arriba.</text:p>
      <text:p text:style-name="P23">Si cargo 5 estilos, el último será el que tiene prioridad.</text:p>
      <text:p text:style-name="P23"/>
      <text:p text:style-name="P23">CSS es un archivo q contiene SELECTORES. </text:p>
      <text:p text:style-name="P23">Los id deben ser únicos por página</text:p>
      <text:p text:style-name="P23">Todos los selectores se ponen dentro de &lt;style&gt;. </text:p>
      <text:p text:style-name="P23"><text:span text:style-name="T5">. </text:span><text:span text:style-name="T7">selected </text:span><text:span text:style-name="T9">{ propiedades . Por ejemplo <text:s/>backgroun.colo: yellow}</text:span><text:span text:style-name="T10">=&gt; selección por clase</text:span></text:p>
      <text:p text:style-name="P24"/>
      <text:p text:style-name="P24">Si tenemos un id=”main-xtext” el selector seria <text:span text:style-name="T5">#main-text { width:.....} </text:span><text:span text:style-name="T11">=&gt; selección por ID</text:span></text:p>
      <text:p text:style-name="P24">si queremos configurar unabloque selection y le hemos puesto class = “main” ponemos<text:span text:style-name="T5"> selection .main {…}</text:span></text:p>
      <text:p text:style-name="P25">otro ejemplo si queremos configurar las listas ponemos<text:span text:style-name="T5"> ul li {….}, </text:span><text:span text:style-name="T8">o bien </text:span><text:span text:style-name="T5">p {}</text:span></text:p>
      <text:p text:style-name="P36">Si queremos que por ejemplo todos los &lt;span&gt; de la página les aplique un tipo le ponemos: span <text:span text:style-name="T15">{..}</text:span></text:p>
      <text:p text:style-name="P36"/>
      <text:p text:style-name="P36"/>
      <text:p text:style-name="P37">Para añadir CSS en la página añadimos el tag &lt;style&gt;. Otra manera es crear un archivo CSS y vincularlo en el HTML. Luego con el tag &lt;link&gt; cargamos el archivo en el HTML. &lt;link href=”styless.css”&gt;</text:p>
      <text:p text:style-name="P37"/>
      <text:p text:style-name="P37">Selectores, propiedadas y valores</text:p>
      <text:p text:style-name="P37"/>
      <text:p text:style-name="P37">Si hay 2 propiedades que se sobreescriben, la última tiene prioridad.Pero esto no es exactamente así, depende de la especificidad (ver notas CSS specificity).</text:p>
      <text:list xml:id="list8207309338940827776" text:style-name="L6">
        <text:list-item>
          <text:p text:style-name="P142"><text:span text:style-name="T13">Si los selectores son iguales </text:span><text:span text:style-name="T14">por tipo</text:span><text:span text:style-name="T13">, se aplica el último.</text:span></text:p>
          <text:p text:style-name="P143"><text:span text:style-name="T13">S</text:span><text:span text:style-name="T12">pan { background: blue }</text:span></text:p>
          <text:p text:style-name="P143"><text:span text:style-name="T13">S</text:span><text:span text:style-name="T12">pan { background: green } =&gt; se aplica green</text:span></text:p>
        </text:list-item>
        <text:list-item>
          <text:p text:style-name="P143"><text:span text:style-name="T13">P</text:span><text:span text:style-name="T12">ero <text:s/>si el nº de selectores es de diferente tipo (de menor a mayor: tipo elemento, por clase, por ID, estilos en r linea dentro del tag) </text:span></text:p>
          <text:p text:style-name="P143"><text:span text:style-name="T12">Body </text:span><text:span text:style-name="T13">S</text:span><text:span text:style-name="T12">pan { background: blue }=&gt; se aplica blue</text:span></text:p>
          <text:p text:style-name="P143"><text:span text:style-name="T12">Body </text:span><text:span text:style-name="T13">S</text:span><text:span text:style-name="T12">pan { background: green } </text:span></text:p>
        </text:list-item>
      </text:list>
      <text:p text:style-name="P42">Ver calculadora de especificidad (slide 79)</text:p>
      <text:p text:style-name="P114"/>
      <text:p text:style-name="P38">#main-text <text:span text:style-name="T16">&gt;p</text:span> { <text:span text:style-name="T16">border</text:span>:<text:span text:style-name="T16">3px solid green;</text:span>.}</text:p>
      <text:p text:style-name="P38">#<text:span text:style-name="T16">super-</text:span>main-text <text:span text:style-name="T16">h2 ~ p</text:span> { <text:span text:style-name="T16">border</text:span>:<text:span text:style-name="T16">3px solid green;</text:span>.} <text:span text:style-name="T16">=&gt; selecciona los “hermanos directos”. Si hay un p dentro de un div no lo tiene en cuenta.=&gt; a h2 no se aplica.</text:span></text:p>
      <text:p text:style-name="P43">#super-main-text h2 + p { border:3px solid green;.} =&gt; selecciona los “hermanos directos”. Si hay un p dentro de un div no lo tiene en cuenta. =&gt; para seleccionar el párrafo inmediatamente después que se encuentre</text:p>
      <text:p text:style-name="P39"/>
      <text:p text:style-name="P40"><text:span text:style-name="T17">L</text:span>as pseudo-clases se utilizan para cambiar si un link ha sido visitado, no ha sido clickado o el ratón está encima. </text:p>
      <text:p text:style-name="P40"/>
      <text:p text:style-name="P40"/>
      <text:p text:style-name="P40"/>
      <text:p text:style-name="P40"/>
      <text:p text:style-name="P40"><text:soft-page-break/></text:p>
      <text:p text:style-name="P41">Cuando no hay contenido, tenemos que darle tamaño (height) <text:span text:style-name="T18">y <text:s/>color.</text:span></text:p>
      <text:p text:style-name="P41"/>
      <text:p text:style-name="P44">* <text:span text:style-name="T18">{ margin:0; padding:0} ==&gt; ponemos esto para sacar los margenes por defecto que tienen los navegadores</text:span></text:p>
      <text:p text:style-name="P45">Pero no es buena práctica. Lo que se hace es cargar en nuestra página un <text:s/>archivo “reset.css” para que en todos los navegadores el punto de partida sea el mismo. Buscar en google reset.css y poner un link en el html href=”reset.css”.</text:p>
      <text:p text:style-name="P41"/>
      <text:p text:style-name="P26">Para las imágnenes, si cambiamos solo el alto, se reduce proporcionalmente. Si ponemos alto y ancho se distorsiona.</text:p>
      <text:p text:style-name="P26"/>
      <text:p text:style-name="P27">El menú le podemos fijar una posición en función de la posición del contenedor. Al contenedor <text:span text:style-name="T19">UL</text:span> del navegador tenemos que ponerle <text:span text:style-name="T19">position absolute </text:span>y al contenedor <text:span text:style-name="T20">header</text:span> le tenemos que poner <text:span text:style-name="T20">position relative</text:span>. </text:p>
      <text:p text:style-name="P23"/>
      <text:p text:style-name="P28">Si queremos poner un margen lateral en toda la página, en lugar de poner condicionantes creamos un div para todo el body y pondemos id=”container”. El weight por ejemplo lo ponemos al 80% ( o bien lo dejamos win weight y ponemos un padding): El margin 0 auto para centrar <text:s/>la página.</text:p>
      <text:p text:style-name="P28"/>
      <text:p text:style-name="P29">Position fixed: para fijar elementos respecto el navegador. Le podemos poner un top y </text:p>
      <text:p text:style-name="P29"/>
      <text:p text:style-name="P29">Position </text:p>
      <text:list xml:id="list9180425205401784578" text:style-name="L7">
        <text:list-item>
          <text:p text:style-name="P136">static: valor por defecto</text:p>
        </text:list-item>
        <text:list-item>
          <text:p text:style-name="P136">absolute</text:p>
        </text:list-item>
        <text:list-item>
          <text:p text:style-name="P136">relative</text:p>
        </text:list-item>
        <text:list-item>
          <text:p text:style-name="P136">fixed.</text:p>
        </text:list-item>
      </text:list>
      <text:p text:style-name="P29"/>
      <text:p text:style-name="P29">Para poner lineas en las cajas podemos poner borer con un *. Así sabemos donde están todos los contenedores.</text:p>
      <text:p text:style-name="P29"/>
      <text:p text:style-name="P50">Background</text:p>
      <text:p text:style-name="P69">Si queremos poner una foto como background le ponemos la URL en “background”. Si la queremos poer en toda la página lo podemos poner en el HTM o bien en el body. <text:s/>Le podemos poner background size 100% auto. Te la centra y te pone el 100% de su tamaño.</text:p>
      <text:p text:style-name="P69"/>
      <text:p text:style-name="P69"/>
      <text:p text:style-name="P71">Hemos visto natural flow (elementos de bloque y elementos de línea). Podemos setear esta manera de trabajar el modelo de caja y natural flow con el Flexbox. </text:p>
      <text:p text:style-name="P71"/>
      <text:p text:style-name="P51">PROPIEDADES POR EL PARENT:</text:p>
      <text:p text:style-name="P74">En el contenedor le asignamos un id=”box-container” por ejemplo y en el style le ponemos:</text:p>
      <text:p text:style-name="P72"># box-container {</text:p>
      <text:p text:style-name="P119">display: flex;</text:p>
      <text:p text:style-name="P119">flex-direction: row;</text:p>
      <text:p text:style-name="P119">flex-wrap: wrap; <text:s/>o bien wrap-reverse; =&gt; ajunta los elementos al ancho de pantalla. Si no caben los pone en la siguiente línea. Es la potencia de el Flexbox, porque es flexible. En lugar del float podemos utilizar esto. </text:p>
      <text:p text:style-name="P120">Justify content: <text:s/>(ver posibles comandos)</text:p>
      <text:p text:style-name="P121">align-items: <text:s text:c="6"/>==&gt;en base a un contenedor con una altura, hace alineación respecto cross axis.</text:p>
      <text:p text:style-name="P121">align content: <text:s text:c="2"/>=&gt; en relación en las lineas, <text:span text:style-name="T24">que serán diferente en función del container.</text:span></text:p>
      <text:p text:style-name="P121"/>
      <text:p text:style-name="P121"/>
      <text:p text:style-name="P122">El strech solo aplica cuando los contendeores son definidos por el contenido. Si tienen medidas no se puede aplicar.</text:p>
      <text:p text:style-name="P70"/>
      <text:p text:style-name="P72">Los containers que estan en vertical si ponemos display flex, de entrada se colocarán en línea porque es la regla estandar.</text:p>
      <text:p text:style-name="P72"/>
      <text:p text:style-name="P73">Con flex-direction podemos establecer el main axis. </text:p>
      <text:p text:style-name="P73">Como standard la dirección es row (izq a derecha). Si le ponemos row reverse irán de derecha a izquierda. Le podemos decir que sea column o column reverse. <text:span text:style-name="T23">Ojo: si el main axis lo ponemos arriba, como el cross axis va de arriba a abajo, ahora irá de derecha a izquierda.</text:span></text:p>
      <text:p text:style-name="P72"/>
      <text:p text:style-name="P72"/>
      <text:p text:style-name="P75">Para saber los soportes que tenemos en los navegadores, ver la página web caniuse.com.</text:p>
      <text:p text:style-name="P75"/>
      <text:p text:style-name="P75"/>
      <text:p text:style-name="P51"><text:soft-page-break/>PROPIEDADES PARA CHILDREN</text:p>
      <text:p text:style-name="P76"/>
      <text:p text:style-name="P76">Order =&gt; puedo cambiar el orden. Por defeto todos los box tiene un valor = 1. Puedo cambiar esta propiedad. Le doy un peso al orden. Si al elemento 3 le doy un peso de 5 lo ponemás atrás.</text:p>
      <text:p text:style-name="P76"/>
      <text:p text:style-name="P76">Align-self: me permite asignar la propiedad align a cada uno individualmente.</text:p>
      <text:p text:style-name="P76"/>
      <text:p text:style-name="P91">Flex-wrap + felx-direction ==&gt; flex- flow: column wrap; (por ejemplo)</text:p>
      <text:p text:style-name="P77">Cuando tenemos solo 1 línea =&gt; aling items</text:p>
      <text:p text:style-name="P77">cuando hacemos flex=&gt; align ontent</text:p>
      <text:p text:style-name="P76"/>
      <text:p text:style-name="P76">Ver codepen.io <text:s/>=&gt; flexbox lplayground.</text:p>
      <text:p text:style-name="P30"/>
      <text:p text:style-name="P31">Falcon Master =&gt; tutorial youtube Flexbox.</text:p>
      <text:p text:style-name="P31"/>
      <text:p text:style-name="P29"/>
      <text:p text:style-name="P32">Tenemos 3 tipos de listas:</text:p>
      <text:p text:style-name="P32"><text:s/>Listas desordenadas ul</text:p>
      <text:p text:style-name="P32">Listas ordenadas: OL</text:p>
      <text:p text:style-name="P32">Definition list: DL consta de pares DT y DD. DT es el definition term y DD es definition description. </text:p>
      <text:p text:style-name="P32">&lt;section class="info-container child"&gt;</text:p>
      <text:p text:style-name="P32"><text:s text:c="20"/>&lt;h2&gt;Anna&lt;/h2&gt;</text:p>
      <text:p text:style-name="P32"><text:s text:c="20"/>&lt;dl&gt;</text:p>
      <text:p text:style-name="P32"><text:s text:c="24"/>&lt;dt&gt;Email&lt;/dt&gt;</text:p>
      <text:p text:style-name="P32"><text:s text:c="24"/>&lt;dd&gt;&lt;a href="mailto:avilatusell@gmail.com" &gt;avilatusell@gmail.com&lt;/a&gt;&lt;/dd&gt;</text:p>
      <text:p text:style-name="P32"><text:s text:c="24"/>&lt;dt&gt;Github&lt;/dt&gt;</text:p>
      <text:p text:style-name="P32"><text:s text:c="24"/>&lt;dd&gt;&lt;a href="https://github.com/avilatusell" target="_blank"&gt;https://github.com/avilatusell&lt;/a&gt;&lt;/dd&gt;</text:p>
      <text:p text:style-name="P32"><text:s text:c="20"/>&lt;/dl&gt;</text:p>
      <text:p text:style-name="P32"><text:s text:c="16"/>&lt;/section&gt;</text:p>
      <text:p text:style-name="P32"/>
      <text:p text:style-name="P32"/>
      <text:p text:style-name="P32">ul&gt;(li$)*10</text:p>
      <text:p text:style-name="P32"/>
      <text:p text:style-name="P32"/>
      <text:p text:style-name="P64">Fuentes diferentes</text:p>
      <text:p text:style-name="P33">Slides pàg 90.</text:p>
      <text:p text:style-name="P33">Google fonts </text:p>
      <text:p text:style-name="P33">Copias el link en le html-basics</text:p>
      <text:p text:style-name="P33">En style, en font family le ponemos el nombre que también nos lo da Google docs. <text:span text:style-name="T25">Seleccionalmos los tipos de fuentes que queremos =&gt; nos da un link que contiene todas las fuentes seleccionadas =&gt; colocamos el link debajo de “meta” como link. </text:span></text:p>
      <text:p text:style-name="P33"/>
      <text:p text:style-name="P52">Para casos en que el texto se sale de la imagen</text:p>
      <text:p text:style-name="P34">Overflow-wrap: break-word ==&gt;Para cortar una palabra larga dentro de un recuadro </text:p>
      <text:p text:style-name="P34">Overflow-wrap: hidden==&gt;Para no mostrar una palabra larga dentro de un recuadro </text:p>
      <text:p text:style-name="P34">text-overflow: ellipsis =&gt; cuando tenemos hidden y queremos poner el efecto de “...”</text:p>
      <text:p text:style-name="P33"/>
      <text:p text:style-name="P23"/>
      <text:p text:style-name="P52">Para poner sombra en las cajas:</text:p>
      <text:p text:style-name="P34"/>
      <text:p text:style-name="P35">box-shadow: grado de sombra por abajo, por la derecha y el tipo de degradado (derecha, abajo, degradado, color)</text:p>
      <text:p text:style-name="P35">text-shadow:</text:p>
      <text:p text:style-name="P22"/>
      <text:p text:style-name="P21"/>
      <text:p text:style-name="P35"><text:span text:style-name="T26">Border radius</text:span> =&gt; radio en los bordes de las cajas</text:p>
      <text:p text:style-name="P35"/>
      <text:p text:style-name="P53">OpacitY</text:p>
      <text:p text:style-name="P53"/>
      <text:p text:style-name="P53"/>
      <text:p text:style-name="P53"/>
      <text:p text:style-name="P117"><text:span text:style-name="T27">En el diseño moderno se espera que hagamos que sea </text:span><text:span text:style-name="T4">responsive </text:span><text:span text:style-name="T27">=&gt; diseño flexible que se adapte a cada dispositivo. </text:span></text:p>
      <text:p text:style-name="P53"/>
      <text:p text:style-name="P84">La tendencia es movile first =&gt; porque tienes que pensar en lo imprescindible, porque hay poco espacio. Luego es más fácil hacer la versión para PC:</text:p>
      <text:p text:style-name="P53"/>
      <text:p text:style-name="P84"/>
      <text:p text:style-name="P53">MEDIA QUERY</text:p>
      <text:p text:style-name="P53"/>
      <text:p text:style-name="P84">SOLO SE APLICARÁ LA REGLA CUANDO SE CUMPLAN UNAS CIERTAS CONDICIONES. POR EJEMPLo:</text:p>
      <text:p text:style-name="P84">si el ancho de pantalla es 500px aplica esta regla, si no esta otra...</text:p>
      <text:p text:style-name="P53"/>
      <text:p text:style-name="P53"/>
      <text:p text:style-name="P85">Ejemplo: <text:s/>de 0 a 800 quiero que las fotos me ocupen 1 línea </text:p>
      <text:p text:style-name="P127">@media all and (max-width: 800px) {</text:p>
      <text:p text:style-name="P123">body &gt;.container &gt; .cards-students {</text:p>
      <text:p text:style-name="P123"><text:tab/>display: block;</text:p>
      <text:p text:style-name="P123"><text:tab/>}</text:p>
      <text:p text:style-name="P123">.parent {</text:p>
      <text:p text:style-name="P123"><text:tab/>width: auto;</text:p>
      <text:p text:style-name="P123">}</text:p>
      <text:p text:style-name="P85">}</text:p>
      <text:p text:style-name="P54"/>
      <text:p text:style-name="P54"/>
      <text:p text:style-name="P82">Cuando ponemos medidas relativas de fuente, por ejemplo 1.7em y la medida inicial no está inicializada, la medida standar que toma coma referencia es 16 píxels.</text:p>
      <text:p text:style-name="P55"/>
      <text:p text:style-name="P55"/>
      <text:p text:style-name="P55"/>
      <text:p text:style-name="P113">BOOTSTRAP</text:p>
      <text:p text:style-name="P113"/>
      <text:p text:style-name="P78">Es un framework que nos provee de muchos recursos para hacer la pag web más rápidamente.</text:p>
      <text:p text:style-name="P78">Tiene muchas clases preconstruidas que junto una estructura HTML determinada <text:s/>Incluye en los comandos un CSS integrado <text:s/>con los estilos. </text:p>
      <text:p text:style-name="P78"/>
      <text:p text:style-name="P78">Lo podemos descargar <text:s/>o bien cargarlo via CDN (c<text:span text:style-name="T20">opiamos los </text:span><text:span text:style-name="T21">2 </text:span><text:span text:style-name="T20">links </text:span><text:span text:style-name="T21">de estilo</text:span><text:span text:style-name="T20"> en nuestro HTML debajo de “title” <text:s/>en el head </text:span><text:span text:style-name="T21">y el de JS (3r link) justo antes de cerrar el Body (porque el JS funciona cuando el HTML ya está cargado. </text:span><text:span text:style-name="T22">(puede funcionar si ponemos el evento “document ready”</text:span><text:span text:style-name="T21">)</text:span><text:span text:style-name="T29">.</text:span></text:p>
      <text:p text:style-name="P78"/>
      <text:p text:style-name="P79">Content Delivery Network (CDN) (Red de distribución de contenido. ) <text:span text:style-name="T29">Cargar un archivo desde un CDN lo descargas en tu archivo. Es rápido porque lo descargas del nodo más próximo de ti al estar en la red. <text:s/>Como los CDN son públicos lo más probable es que estos archivos los tengas ya en tu navegador (están cacheados), por tanto va a ir más rápido.</text:span></text:p>
      <text:p text:style-name="P79"/>
      <text:p text:style-name="P79"><text:span text:style-name="T29">En un entorno profesional </text:span><text:s/></text:p>
      <text:p text:style-name="P79"/>
      <text:p text:style-name="P79"/>
      <text:p text:style-name="P56">Si descargamos el framework</text:p>
      <text:p text:style-name="P80">El bootstrap.min.css es el archivo css comprimido (se utiliza para producción ya que ocupa menos). El css se utiliza para desarrollo. (versión descomprimida). <text:span text:style-name="T30">=&gt; para trabajar nos cargamos los archivos que no sean css (para simplificar).</text:span></text:p>
      <text:p text:style-name="P81">Ponemos la carpeta de bootstrap en la carpeta del proyecto, al mismo nivel que el html.</text:p>
      <text:p text:style-name="P80"/>
      <text:p text:style-name="P81">En link ponemos: </text:p>
      <text:p text:style-name="P81">Descargarlo en nuestro proyecto y cargando en nuestra ruta relativa:</text:p>
      <text:p text:style-name="P81">href= bootstrap/css/bootstrap.css</text:p>
      <text:p text:style-name="P55"/>
      <text:p text:style-name="P82"/>
      <text:p text:style-name="P81">El archivo .map es un archivo “puente” para revisar el código de producción <text:span text:style-name="T31">para debugear el código de producción con el código de desarrollo.</text:span></text:p>
      <text:p text:style-name="P81"/>
      <text:p text:style-name="P81"/>
      <text:p text:style-name="P81"/>
      <text:p text:style-name="P81"/>
      <text:p text:style-name="P118">Para empezar a realizar el proyecto, lo más facil es utilizar plantillas. </text:p>
      <text:p text:style-name="P83"/>
      <text:p text:style-name="P83">Lo más importante es el sistama de GRID (Es un sistema de diseño, una especie de plantilla basada en columnas. Te permite coloar el diseño en función de columnas).</text:p>
      <text:p text:style-name="P83"/>
      <text:p text:style-name="P83">Todas las clases <text:s/>a parte de dar estilos, están preparadas paar ser responsive.</text:p>
      <text:p text:style-name="P83"/>
      <text:p text:style-name="P83">Por ejemplo, la clase .container =&gt; vemos que tiene unas medidas determinadas si lo inspeccionamos y con MediaQuery ya están predefinidas las medidas dependiendo del tipo de device.</text:p>
      <text:p text:style-name="P83"/>
      <text:p text:style-name="P65">GRID OPTIONS</text:p>
      <text:p text:style-name="P66">http://getbootstrap.com/css/#grid-options</text:p>
      <text:p text:style-name="P65"/>
      <text:p text:style-name="P83">Trabajamos con 4 tipos de dispositivos:</text:p>
      <text:p text:style-name="P83"/>
      <text:p text:style-name="P83">1) small devices =&gt; extra small </text:p>
      <text:p text:style-name="P83">2) tablets =&gt; small</text:p>
      <text:p text:style-name="P83">3) desktop =&gt; medium</text:p>
      <text:p text:style-name="P83">4) large desktop <text:s/>=&gt; large</text:p>
      <text:p text:style-name="P55"/>
      <text:p text:style-name="P59"><text:s/><text:span text:style-name="T32">col-tipo device-nº columnas</text:span></text:p>
      <text:p text:style-name="P55"/>
      <text:p text:style-name="P86">Tenemos responsive design con las clases. Por ejemplo:</text:p>
      <text:p text:style-name="P57">&lt;div class=”container”&gt;</text:p>
      <text:p text:style-name="P126"><text:span text:style-name="T27">&lt;div class=”row”</text:span><text:span text:style-name="T28">&gt;</text:span></text:p>
      <text:p text:style-name="P124">&lt;footer class=”col-sm-9”&gt;&lt;/footer&gt;</text:p>
      <text:p text:style-name="P125">&lt;/div&gt;</text:p>
      <text:p text:style-name="P87">Cada vez que abrimos un row nos crea 12 columnas. Es decir que si debajo de un container que tiene 9 columnas abrimos otro row, abre 12 columnas en el espacio de 9 columnas para poner texto, etc.</text:p>
      <text:p text:style-name="P57"/>
      <text:p text:style-name="P88">Podemos combinar. Ver Example: Mobile, tablet, desktop.</text:p>
      <text:p text:style-name="P58"/>
      <text:p text:style-name="P88">Podemos crear OFFSET. En el último le decimos e qué offset venimos.</text:p>
      <text:p text:style-name="P58"/>
      <text:p text:style-name="P88">Ver bootstrap grids examples. </text:p>
      <text:p text:style-name="P88">En las clases se puede poner unas detrás de otras, como por ejemplo “col-sm-9 other” =&gt; other es el color que se ha definido en CSS.</text:p>
      <text:p text:style-name="P58"/>
      <text:p text:style-name="P88"/>
      <text:p text:style-name="P89">Mirar <text:span text:style-name="T5">CODEPEN.IO</text:span></text:p>
      <text:p text:style-name="P89"/>
      <text:p text:style-name="P137">bootstrap:</text:p>
      <text:p text:style-name="P137">Fountadion.zurb.com =&gt; elementos de bootstrap.css</text:p>
      <text:p text:style-name="P137">bootstrap tablets</text:p>
      <text:p text:style-name="P90"/>
      <text:p text:style-name="P90"/>
      <text:list xml:id="list6855812597891689573" text:style-name="L8">
        <text:list-item>
          <text:p text:style-name="P138">NAV.NAVBAR =&gt; TODOS LOS ELEMENTOS QUE SON NAV <text:s/>Y QUE TIENEN NAVBAR</text:p>
        </text:list-item>
        <text:list-item>
          <text:p text:style-name="P138">.NAVBAR =&gt; TODOS LOS ELEMENTOS QUE TIENEN NAVBAR</text:p>
        </text:list-item>
        <text:list-item>
          <text:p text:style-name="P138">NAV.NVAR.NAVBAR-INVERSE =&gt; TODOS LOS ELEMENTOS QUE SON NAV <text:s/>Y QUE TIENEN NAVBAR Y QUE TIENEN NAVBAR-INVERSE</text:p>
        </text:list-item>
        <text:list-item>
          <text:p text:style-name="P139">NAV<text:span text:style-name="T33">. </text:span>NVAR<text:span text:style-name="T33"> .</text:span>NAVBAR-INVERSE =&gt; <text:span text:style-name="T35">si dejamos espacios entre las clases se seleccionan </text:span>TODOS LOS ELEMENTOS <text:s/>NAVBAR-INVERSE <text:span text:style-name="T34">(hijos) que están dendro de NVAR(hijos) que están dendro de NAV</text:span></text:p>
        </text:list-item>
      </text:list>
      <text:p text:style-name="P92"/>
      <text:p text:style-name="P93">Pel MAC fem servir el DIGITAL COLOR METER.</text:p>
      <text:p text:style-name="P93"/>
      <text:p text:style-name="P94">Los elementos de bloque se muestran en el 100%</text:p>
      <text:p text:style-name="P94">Los de línea ocupan lo que ocupa el contenido</text:p>
      <text:p text:style-name="P94">Los inline lo ponemos inline block para que el elemento de línea se muestre como bloque.</text:p>
      <text:p text:style-name="P94"/>
      <text:p text:style-name="P94">Dentro de un párrafo si ponemos un div en alguna letra que queramos cambiar podemos poner que se muestre según el tipo de pantalla o no y tenemos que ponerle el tipo de display (block, inline o inline block) utilizando </text:p>
      <text:p text:style-name="P94"/>
      <text:p text:style-name="P108"><text:soft-page-break/></text:p>
      <text:p text:style-name="P94"/>
      <text:p text:style-name="P94"/>
      <text:p text:style-name="P94"/>
      <text:p text:style-name="P94">Group of classes<text:tab/><text:tab/>CSS display</text:p>
      <text:p text:style-name="P94">.visible-*-block<text:tab/><text:tab/>display: block;</text:p>
      <text:p text:style-name="P94">.visible-*-inline<text:tab/><text:tab/>display: inline;</text:p>
      <text:p text:style-name="P94">.visible-*-inline-block<text:tab/>display: inline-block;</text:p>
      <text:p text:style-name="P94"/>
      <text:p text:style-name="P94"/>
      <text:p text:style-name="P115">GIT BRANCH</text:p>
      <text:p text:style-name="P95">git remote -v</text:p>
      <text:p text:style-name="P95">git a<text:span text:style-name="T38">dd --all</text:span></text:p>
      <text:p text:style-name="P95"/>
      <text:p text:style-name="P95">CREAR RAMAS DIFERENTES.</text:p>
      <text:p text:style-name="P95">Git branch gh-pages =&gt; creamos una rama que se llama gh-pages</text:p>
      <text:p text:style-name="P95"/>
      <text:p text:style-name="P95">si ponemos git branch =&gt; salen las branch que tenemos</text:p>
      <text:p text:style-name="P95"/>
      <text:p text:style-name="P95">con git chechout gh-pages =&gt; cambio de rama.</text:p>
      <text:p text:style-name="P95"/>
      <text:p text:style-name="P95">Hago git branch para ver que estoy en la rama que me interesa.</text:p>
      <text:p text:style-name="P95"/>
      <text:p text:style-name="P96">Pasos:</text:p>
      <text:p text:style-name="P96">How to publish on gitHub:</text:p>
      <text:p text:style-name="P96"/>
      <text:list xml:id="list5943531868972267890" text:style-name="L9">
        <text:list-item>
          <text:p text:style-name="P140">Create a branchcallde 'gh-pages' =&gt; git branch gh-pages</text:p>
        </text:list-item>
        <text:list-item>
          <text:p text:style-name="P140">We go to that branch =&gt; <text:span text:style-name="T36">git chechout gh-pages </text:span></text:p>
        </text:list-item>
        <text:list-item>
          <text:p text:style-name="P140">We do our changes in that branch with proper commits =&gt; git add –all or git commit -m “whatever”</text:p>
        </text:list-item>
        <text:list-item>
          <text:p text:style-name="P140">wepush our changes =&gt; git push <text:span text:style-name="T37">o git-push origin gh-pages</text:span></text:p>
        </text:list-item>
      </text:list>
      <text:p text:style-name="P96">to see the list of branches and other current branch we do: git branches</text:p>
      <text:p text:style-name="P96"/>
      <text:p text:style-name="P97">When we push something to the remote branch gh-pages, a new URL is automatically generated by Github:</text:p>
      <text:p text:style-name="P97"/>
      <text:p text:style-name="P97">ex. http://&lt;username&gt;.github.io/&lt;reponame&gt;</text:p>
      <text:p text:style-name="P97"/>
      <text:p text:style-name="P98">l nombre de gh pages es obligatories. Tiene que ser gh-pages para que se genere una URL.</text:p>
      <text:p text:style-name="P98"/>
      <text:p text:style-name="P60">Para <text:span text:style-name="T38">mezclar con la master:</text:span></text:p>
      <text:p text:style-name="P99"/>
      <text:p text:style-name="P99">git checkout master =&gt; para ir a la master</text:p>
      <text:p text:style-name="P99">git branch =&gt; vemos que estamos a la de master</text:p>
      <text:p text:style-name="P99">git merge gh-pages =&gt; mezclamos la gh con la master. Debemos estar en la master.</text:p>
      <text:p text:style-name="P99"/>
      <text:p text:style-name="P61">Para cmabiar origenes de GIT remotos</text:p>
      <text:p text:style-name="P100">Git remote-v para ver donode apuntan los repos remostos. </text:p>
      <text:p text:style-name="P109">Vamos a githug I nos cremos un nuevo repositorio remoto. Copiamos el origin mio con “git remote remove origin”, vemos el origen con git remote -v, y luego hacemos git add origin http:..... que copiamos del Githug.</text:p>
      <text:p text:style-name="P109"/>
      <text:p text:style-name="P109"/>
      <text:p text:style-name="P100"/>
      <text:p text:style-name="P67">SASS</text:p>
      <text:p text:style-name="P101">Versión CSS con esteroides.</text:p>
      <text:p text:style-name="P101">(por ejemplo Cofeescript es una mejora de JS)</text:p>
      <text:p text:style-name="P101"/>
      <text:p text:style-name="P101">pero como SASS no es nativo en los navegadores se tendrá que compilar.</text:p>
      <text:p text:style-name="P101">Lo más sencillo es utilizar un sw, por ej. Scout.</text:p>
      <text:p text:style-name="P102">Tenemos que crear una carpeta scss I crear un archivo.scss.</text:p>
      <text:p text:style-name="P102">Con sass me puedo crear variables. Por ejemplo un color. Se crean con $.</text:p>
      <text:p text:style-name="P102">por ejemplo </text:p>
      <text:p text:style-name="P102">$blue-google: #123458;</text:p>
      <text:p text:style-name="P102">$red-google: #455667;</text:p>
      <text:p text:style-name="P102"/>
      <text:p text:style-name="P102"><text:soft-page-break/>Con ello ponemos</text:p>
      <text:p text:style-name="P102">p strong { color: $blue-google: #123458;}</text:p>
      <text:p text:style-name="P102">Con el scout, abirmos proyecto y le definimos el archivo input de sass y el outut css:</text:p>
      <text:p text:style-name="P102">El input folder es el main.scss y el output es el main.css</text:p>
      <text:p text:style-name="P103">Si tocamos manualmente el css machaca el SASS.</text:p>
      <text:p text:style-name="P103">Cada vez que guardamos el archivo SASS complia en el CSS:</text:p>
      <text:p text:style-name="P103"/>
      <text:p text:style-name="P103"/>
      <text:p text:style-name="P104">Se puede trabajar en diferentes archivos. Para importalos al main ponemos en el main:</text:p>
      <text:p text:style-name="P104">@import “_header.scss”; </text:p>
      <text:p text:style-name="P104">@import “_general.scss”;</text:p>
      <text:p text:style-name="P104"/>
      <text:p text:style-name="P104">generamos tantos archivos como partes queramos despiezar el proyecto. Tenemos que nombarlos con un “_” para que a la hora de realizar el main.scss y main.css haga 1 solo archivo y no un archivo para cada uno. </text:p>
      <text:p text:style-name="P104"/>
      <text:p text:style-name="P104">Si creo una carpeta de “config” (configuración de variables) le decimos:</text:p>
      <text:p text:style-name="P104">@import “config/_header.scss”; </text:p>
      <text:p text:style-name="P104"><text:s/>Además el scss ya reconoce los archivos scss por tanto no hace falta que pongamos la extensión. </text:p>
      <text:p text:style-name="P104">@import “config/_header”; </text:p>
      <text:p text:style-name="P104"/>
      <text:p text:style-name="P105">Para trabajar con bootstrap nos podemos bajar una versión de SASS. Lo podemos utilizar todo o solo la parte que nos interesa. </text:p>
      <text:p text:style-name="P105"/>
      <text:p text:style-name="P105">En el main scss le pued decir </text:p>
      <text:p text:style-name="P105">@import “bootstrap/_bootstrap.scss.</text:p>
      <text:p text:style-name="P105">Podemos borrar o comentar las partes que no nos interesa cargar. De esta forma el css final contiene todo el bootstrap + nuestro código. </text:p>
      <text:p text:style-name="P105"/>
      <text:p text:style-name="P105"/>
      <text:p text:style-name="P106">Conclusión de SAAS:</text:p>
      <text:p text:style-name="P107">Es muy útil para remodularizar módulos. </text:p>
      <text:p text:style-name="P107"/>
      <text:p text:style-name="P107"/>
      <text:p text:style-name="P107"/>
      <text:p text:style-name="P62">Ejercicios pendientes:</text:p>
      <text:p text:style-name="P108">merge in</text:p>
      <text:p text:style-name="P108">porfolio</text:p>
      <text:p text:style-name="P108">saass</text:p>
      <text:p text:style-name="P107"/>
      <text:p text:style-name="P111"/>
      <text:p text:style-name="P110"/>
      <text:p text:style-name="P110"/>
      <text:p text:style-name="P110"/>
      <text:p text:style-name="P110"/>
      <text:p text:style-name="P98"/>
      <text:p text:style-name="P141">Utilizar el Digital Color Meter de Apple.</text:p>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1T09:25:20.280697000</meta:creation-date>
    <dc:date>2016-07-18T09:18:34.390309000</dc:date>
    <meta:editing-duration>P3DT14H44M28S</meta:editing-duration>
    <meta:editing-cycles>80</meta:editing-cycles>
    <meta:generator>LibreOffice/4.2.4.2$MacOSX_X86_64 LibreOffice_project/63150712c6d317d27ce2db16eb94c2f3d7b699f8</meta:generator>
    <meta:document-statistic meta:table-count="0" meta:image-count="0" meta:object-count="0" meta:page-count="10" meta:paragraph-count="350" meta:word-count="3543" meta:character-count="21204" meta:non-whitespace-character-count="17761"/>
  </office:meta>
</office:document-meta>
</file>